
<file path=META-INF/manifest.xml><?xml version="1.0" encoding="utf-8"?>
<manifest:manifest xmlns:manifest="urn:oasis:names:tc:opendocument:xmlns:manifest:1.0" xmlns:loext="urn:org:documentfoundation:names:experimental:office:xmlns:loext:1.0" xmlns:officeooo="http://openoffice.org/2009/office" manifest:version="1.2">
  <manifest:file-entry manifest:full-path="/" manifest:media-type="application/vnd.oasis.opendocument.text" manifest:version="1.2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2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2/content.xml" manifest:media-type="text/xml"/>
  <manifest:file-entry manifest:full-path="Object 1/Configurations2/" manifest:media-type="application/vnd.sun.xml.ui.configuration"/>
  <manifest:file-entry manifest:full-path="Object 2/Configurations2/accelerator/current.xml" manifest:media-type=""/>
  <manifest:file-entry manifest:full-path="Object 1/" manifest:media-type="application/vnd.oasis.opendocument.graphics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1/Configurations2/accelerator/current.xml" manifest:media-type=""/>
  <manifest:file-entry manifest:full-path="Object 2/" manifest:media-type="application/vnd.oasis.opendocument.graphics"/>
  <manifest:file-entry manifest:full-path="Components/" manifest:media-type="application/vnd.oasis.opendocument.graphics" manifest:version="1.2"/>
  <manifest:file-entry manifest:full-path="Components/Configurations2/" manifest:media-type="application/vnd.sun.xml.ui.configuration"/>
  <manifest:file-entry manifest:full-path="Components/styles.xml" manifest:media-type="text/xml"/>
  <manifest:file-entry manifest:full-path="Components/content.xml" manifest:media-type="text/xml"/>
  <manifest:file-entry manifest:full-path="Components/settings.xml" manifest:media-type="text/xml"/>
  <manifest:file-entry manifest:full-path="Components_1/" manifest:media-type="application/vnd.oasis.opendocument.graphics" manifest:version="1.2"/>
  <manifest:file-entry manifest:full-path="Components_1/Configurations2/" manifest:media-type="application/vnd.sun.xml.ui.configuration"/>
  <manifest:file-entry manifest:full-path="Components_1/styles.xml" manifest:media-type="text/xml"/>
  <manifest:file-entry manifest:full-path="Components_1/content.xml" manifest:media-type="text/xml"/>
  <manifest:file-entry manifest:full-path="Components_1/setting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</office:font-face-decls>
  <office:automatic-styles>
    <style:style style:family="paragraph" style:name="P1" style:parent-style-name="Illustration">
      <style:paragraph-properties fo:text-align="center" style:justify-single-word="false"/>
    </style:style>
    <style:style style:family="graphic" style:name="fr1" style:parent-style-name="OLE">
      <style:graphic-properties draw:ole-draw-aspect="1" draw:shadow-opacity="100%" fo:border="none" fo:margin-bottom="0cm" fo:margin-left="0cm" fo:margin-right="0cm" fo:margin-top="0cm" fo:padding="0cm" loext:rel-width-rel="paragraph" style:horizontal-pos="from-left" style:horizontal-rel="paragraph" style:run-through="foreground" style:shadow="none" style:vertical-pos="top" style:vertical-rel="baseline" style:wrap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XXXXXXXXXXXXXXX</text:p>
      <text:p text:style-name="P1">
        <draw:frame draw:name="XXXXXXXXXXXXXXXXX" draw:style-name="OLE" draw:z-index="0" style:rel-height="scale" style:rel-width="100%" svg:height="8.57cm" svg:width="21.39cm" svg:y="0cm" text:anchor-type="paragraph">
          <draw:object xlink:actuate="onLoad" xlink:href="./Components" xlink:show="embed" xlink:type="simple"/>
        </draw:frame>
      </text:p>
      <text:p text:style-name="Standard">
        <text:s/>
      </text:p>
      <text:p text:style-name="Standard"/>
      <text:p text:style-name="Standard">XXXXXXXXXXXXXXXXXXX</text:p>
      <text:p text:style-name="Standard"/>
      <text:p text:style-name="P1">
        <draw:frame draw:name="XXXXXXXXXXXXXXXXXXX" draw:style-name="OLE" draw:z-index="0" style:rel-height="scale" style:rel-width="100%" svg:height="5.47cm" svg:width="21.39cm" svg:y="0cm" text:anchor-type="paragraph">
          <draw:object xlink:actuate="onLoad" xlink:href="./Components_1" xlink:show="embed" xlink:type="simple"/>
        </draw:frame>
      </text:p>
      <text:p text:style-name="Standard">
        <text:s/>
      </text:p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name="OpenSymbol" svg:font-family="Open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Arial" fo:font-size="14pt" style:font-family-asian="'Microsoft YaHei'" style:font-family-complex="Mangal" style:font-family-generic="swiss" style:font-family-generic-asian="system" style:font-family-generic-complex="system" style:font-name="Arial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style:style style:class="html" style:display-name="List Heading" style:family="paragraph" style:name="List_20_Heading" style:next-style-name="List_20_Contents" style:parent-style-name="Standard">
      <style:paragraph-properties fo:margin-left="0in" fo:margin-right="0in" fo:text-indent="0in" style:auto-text-indent="false"/>
    </style:style>
    <style:style style:class="html" style:display-name="List Contents" style:family="paragraph" style:name="List_20_Contents" style:parent-style-name="Standard">
      <style:paragraph-properties fo:margin-left="0.3937in" fo:margin-right="0in" fo:text-indent="0in" style:auto-text-indent="false"/>
    </style:style>
    <style:style style:class="html" style:display-name="Horizontal Line" style:family="paragraph" style:name="Horizontal_20_Line" style:next-style-name="Text_20_body" style:parent-style-name="Standard">
      <style:paragraph-properties fo:border-bottom="1.11pt double #808080" fo:border-left="none" fo:border-right="none" fo:border-top="none" fo:margin-bottom="0.1965in" fo:margin-top="0in" fo:padding="0in" loext:contextual-spacing="false" style:border-line-width-bottom="0.0008in 0.0138in 0.0008in" style:join-border="false" text:line-number="0" text:number-lines="false"/>
      <style:text-properties fo:font-size="6pt" style:font-size-asian="6pt" style:font-size-complex="6pt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Courier New'" fo:font-size="10pt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extra" style:family="paragraph" style:name="Drawing" style:parent-style-name="Caption"/>
    <style:style style:class="extra" style:family="paragraph" style:name="Endnote" style:parent-style-name="Standard">
      <style:paragraph-properties fo:margin-left="0.1965in" fo:margin-right="0in" fo:text-indent="-0.1965in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Sender" style:parent-style-name="Standard">
      <style:paragraph-properties fo:margin-bottom="0.0417in" fo:margin-top="0in" loext:contextual-spacing="false" text:line-number="0" text:number-lines="false"/>
    </style:style>
    <style:style style:class="extra" style:family="paragraph" style:name="Addressee" style:parent-style-name="Standard">
      <style:paragraph-properties fo:margin-bottom="0.0417in" fo:margin-top="0in" loext:contextual-spacing="false" text:line-number="0" text:number-lines="false"/>
    </style:style>
    <style:style style:class="extra" style:family="paragraph" style:name="Footnote" style:parent-style-name="Standard">
      <style:paragraph-properties fo:margin-left="0.1965in" fo:margin-right="0in" fo:text-indent="-0.1965in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Caption"/>
    <style:style style:class="extra" style:family="paragraph" style:name="Table" style:parent-style-name="Caption"/>
    <style:style style:class="extra" style:family="paragraph" style:name="Illustration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1.7689in" fo:margin-right="0in" fo:text-indent="0in" style:auto-text-indent="false">
        <style:tab-stops>
          <style:tab-stop style:leader-style="dotted" style:leader-text="." style:position="4.9236in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1.572in" fo:margin-right="0in" fo:text-indent="0in" style:auto-text-indent="false">
        <style:tab-stops>
          <style:tab-stop style:leader-style="dotted" style:leader-text="." style:position="5.1201in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1.3756in" fo:margin-right="0in" fo:text-indent="0in" style:auto-text-indent="false">
        <style:tab-stops>
          <style:tab-stop style:leader-style="dotted" style:leader-text="." style:position="5.3165in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1.1791in" fo:margin-right="0in" fo:text-indent="0in" style:auto-text-indent="false">
        <style:tab-stops>
          <style:tab-stop style:leader-style="dotted" style:leader-text="." style:position="5.5134in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0.9827in" fo:margin-right="0in" fo:text-indent="0in" style:auto-text-indent="false">
        <style:tab-stops>
          <style:tab-stop style:leader-style="dotted" style:leader-text="." style:position="5.7098in" style:type="right"/>
        </style:tab-stops>
      </style:paragraph-properties>
    </style:style>
    <style:style style:class="index" style:display-name="Bibliography 1" style:family="paragraph" style:name="Bibliography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Bibliography Heading" style:family="paragraph" style:name="Bibliography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Object index 1" style:family="paragraph" style:name="Object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llustration Index 1" style:family="paragraph" style:name="Illustration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Contents 10" style:family="paragraph" style:name="Contents_20_10" style:parent-style-name="Index">
      <style:paragraph-properties fo:margin-left="1.7689in" fo:margin-right="0in" fo:text-indent="0in" style:auto-text-indent="false">
        <style:tab-stops>
          <style:tab-stop style:leader-style="dotted" style:leader-text="." style:position="4.9236in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1.572in" fo:margin-right="0in" fo:text-indent="0in" style:auto-text-indent="false">
        <style:tab-stops>
          <style:tab-stop style:leader-style="dotted" style:leader-text="." style:position="5.1201in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1.3756in" fo:margin-right="0in" fo:text-indent="0in" style:auto-text-indent="false">
        <style:tab-stops>
          <style:tab-stop style:leader-style="dotted" style:leader-text="." style:position="5.3165in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1.1791in" fo:margin-right="0in" fo:text-indent="0in" style:auto-text-indent="false">
        <style:tab-stops>
          <style:tab-stop style:leader-style="dotted" style:leader-text="." style:position="5.5134in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0.9827in" fo:margin-right="0in" fo:text-indent="0in" style:auto-text-indent="false">
        <style:tab-stops>
          <style:tab-stop style:leader-style="dotted" style:leader-text="." style:position="5.7098in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0.7862in" fo:margin-right="0in" fo:text-indent="0in" style:auto-text-indent="false">
        <style:tab-stops>
          <style:tab-stop style:leader-style="dotted" style:leader-text="." style:position="5.9063in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0.5898in" fo:margin-right="0in" fo:text-indent="0in" style:auto-text-indent="false">
        <style:tab-stops>
          <style:tab-stop style:leader-style="dotted" style:leader-text="." style:position="6.1028in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3929in" fo:margin-right="0in" fo:text-indent="0in" style:auto-text-indent="false">
        <style:tab-stops>
          <style:tab-stop style:leader-style="dotted" style:leader-text="." style:position="6.2992in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1965in" fo:margin-right="0in" fo:text-indent="0in" style:auto-text-indent="false">
        <style:tab-stops>
          <style:tab-stop style:leader-style="dotted" style:leader-text="." style:position="6.4957in" style:type="right"/>
        </style:tab-stops>
      </style:paragraph-properties>
    </style:style>
    <style:style style:class="index" style:display-name="User Index 1" style:family="paragraph" style:name="User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Contents 5" style:family="paragraph" style:name="Contents_20_5" style:parent-style-name="Index">
      <style:paragraph-properties fo:margin-left="0.7862in" fo:margin-right="0in" fo:text-indent="0in" style:auto-text-indent="false">
        <style:tab-stops>
          <style:tab-stop style:leader-style="dotted" style:leader-text="." style:position="5.9063in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0.5898in" fo:margin-right="0in" fo:text-indent="0in" style:auto-text-indent="false">
        <style:tab-stops>
          <style:tab-stop style:leader-style="dotted" style:leader-text="." style:position="6.1028in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3929in" fo:margin-right="0in" fo:text-indent="0in" style:auto-text-indent="false">
        <style:tab-stops>
          <style:tab-stop style:leader-style="dotted" style:leader-text="." style:position="6.2992in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1965in" fo:margin-right="0in" fo:text-indent="0in" style:auto-text-indent="false">
        <style:tab-stops>
          <style:tab-stop style:leader-style="dotted" style:leader-text="." style:position="6.4957in" style:type="right"/>
        </style:tab-stops>
      </style:paragraph-properties>
    </style:style>
    <style:style style:class="index" style:display-name="Contents 1" style:family="paragraph" style:name="Contents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in" fo:margin-right="0in" fo:text-indent="0in" style:auto-text-indent="false"/>
    </style:style>
    <style:style style:class="index" style:display-name="Index 3" style:family="paragraph" style:name="Index_20_3" style:parent-style-name="Index">
      <style:paragraph-properties fo:margin-left="0.3929in" fo:margin-right="0in" fo:text-indent="0in" style:auto-text-indent="false"/>
    </style:style>
    <style:style style:class="index" style:display-name="Index 2" style:family="paragraph" style:name="Index_20_2" style:parent-style-name="Index">
      <style:paragraph-properties fo:margin-left="0.1965in" fo:margin-right="0in" fo:text-indent="0in" style:auto-text-indent="false"/>
    </style:style>
    <style:style style:class="index" style:display-name="Index 1" style:family="paragraph" style:name="Index_20_1" style:parent-style-name="Index">
      <style:paragraph-properties fo:margin-left="0in" fo:margin-right="0in" fo:text-indent="0in" style:auto-text-indent="false"/>
    </style:style>
    <style:style style:class="index" style:display-name="Index Heading" style:family="paragraph" style:name="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list" style:display-name="List 5 Cont." style:family="paragraph" style:name="List_20_5_20_Cont." style:parent-style-name="List">
      <style:paragraph-properties fo:margin-bottom="0.0835in" fo:margin-left="1.25in" fo:margin-right="0in" fo:margin-top="0in" fo:text-indent="0in" loext:contextual-spacing="false" style:auto-text-indent="false"/>
    </style:style>
    <style:style style:class="list" style:display-name="List 5 End" style:family="paragraph" style:name="List_20_5_20_End" style:parent-style-name="List">
      <style:paragraph-properties fo:margin-bottom="0.1665in" fo:margin-left="1.25in" fo:margin-right="0in" fo:margin-top="0in" fo:text-indent="-0.25in" loext:contextual-spacing="false" style:auto-text-indent="false"/>
    </style:style>
    <style:style style:class="list" style:display-name="List 5" style:family="paragraph" style:name="List_20_5" style:parent-style-name="List">
      <style:paragraph-properties fo:margin-bottom="0.0835in" fo:margin-left="1.25in" fo:margin-right="0in" fo:margin-top="0in" fo:text-indent="-0.25in" loext:contextual-spacing="false" style:auto-text-indent="false"/>
    </style:style>
    <style:style style:class="list" style:display-name="List 5 Start" style:family="paragraph" style:name="List_20_5_20_Start" style:parent-style-name="List">
      <style:paragraph-properties fo:margin-bottom="0.0835in" fo:margin-left="1.25in" fo:margin-right="0in" fo:margin-top="0.1665in" fo:text-indent="-0.25in" loext:contextual-spacing="false" style:auto-text-indent="false"/>
    </style:style>
    <style:style style:class="list" style:display-name="List 4 Cont." style:family="paragraph" style:name="List_20_4_20_Cont." style:parent-style-name="List">
      <style:paragraph-properties fo:margin-bottom="0.0835in" fo:margin-left="1in" fo:margin-right="0in" fo:margin-top="0in" fo:text-indent="0in" loext:contextual-spacing="false" style:auto-text-indent="false"/>
    </style:style>
    <style:style style:class="list" style:display-name="List 4 End" style:family="paragraph" style:name="List_20_4_20_End" style:parent-style-name="List">
      <style:paragraph-properties fo:margin-bottom="0.1665in" fo:margin-left="1in" fo:margin-right="0in" fo:margin-top="0in" fo:text-indent="-0.25in" loext:contextual-spacing="false" style:auto-text-indent="false"/>
    </style:style>
    <style:style style:class="list" style:display-name="List 4" style:family="paragraph" style:name="List_20_4" style:parent-style-name="List">
      <style:paragraph-properties fo:margin-bottom="0.0835in" fo:margin-left="1in" fo:margin-right="0in" fo:margin-top="0in" fo:text-indent="-0.25in" loext:contextual-spacing="false" style:auto-text-indent="false"/>
    </style:style>
    <style:style style:class="list" style:display-name="List 4 Start" style:family="paragraph" style:name="List_20_4_20_Start" style:parent-style-name="List">
      <style:paragraph-properties fo:margin-bottom="0.0835in" fo:margin-left="1in" fo:margin-right="0in" fo:margin-top="0.1665in" fo:text-indent="-0.25in" loext:contextual-spacing="false" style:auto-text-indent="false"/>
    </style:style>
    <style:style style:class="list" style:display-name="List 3 Cont." style:family="paragraph" style:name="List_20_3_20_Cont." style:parent-style-name="List">
      <style:paragraph-properties fo:margin-bottom="0.0835in" fo:margin-left="0.75in" fo:margin-right="0in" fo:margin-top="0in" fo:text-indent="0in" loext:contextual-spacing="false" style:auto-text-indent="false"/>
    </style:style>
    <style:style style:class="list" style:display-name="List 3 End" style:family="paragraph" style:name="List_20_3_20_End" style:parent-style-name="List">
      <style:paragraph-properties fo:margin-bottom="0.1665in" fo:margin-left="0.75in" fo:margin-right="0in" fo:margin-top="0in" fo:text-indent="-0.25in" loext:contextual-spacing="false" style:auto-text-indent="false"/>
    </style:style>
    <style:style style:class="list" style:display-name="List 3" style:family="paragraph" style:name="List_20_3" style:parent-style-name="List">
      <style:paragraph-properties fo:margin-bottom="0.0835in" fo:margin-left="0.75in" fo:margin-right="0in" fo:margin-top="0in" fo:text-indent="-0.25in" loext:contextual-spacing="false" style:auto-text-indent="false"/>
    </style:style>
    <style:style style:class="list" style:display-name="List 3 Start" style:family="paragraph" style:name="List_20_3_20_Start" style:parent-style-name="List">
      <style:paragraph-properties fo:margin-bottom="0.0835in" fo:margin-left="0.75in" fo:margin-right="0in" fo:margin-top="0.1665in" fo:text-indent="-0.25in" loext:contextual-spacing="false" style:auto-text-indent="false"/>
    </style:style>
    <style:style style:class="list" style:display-name="List 2 Cont." style:family="paragraph" style:name="List_20_2_20_Cont." style:parent-style-name="List">
      <style:paragraph-properties fo:margin-bottom="0.0835in" fo:margin-left="0.5in" fo:margin-right="0in" fo:margin-top="0in" fo:text-indent="0in" loext:contextual-spacing="false" style:auto-text-indent="false"/>
    </style:style>
    <style:style style:class="list" style:display-name="List 2 End" style:family="paragraph" style:name="List_20_2_20_End" style:parent-style-name="List">
      <style:paragraph-properties fo:margin-bottom="0.1665in" fo:margin-left="0.5in" fo:margin-right="0in" fo:margin-top="0in" fo:text-indent="-0.25in" loext:contextual-spacing="false" style:auto-text-indent="false"/>
    </style:style>
    <style:style style:class="list" style:display-name="List 2" style:family="paragraph" style:name="List_20_2" style:parent-style-name="List">
      <style:paragraph-properties fo:margin-bottom="0.0835in" fo:margin-left="0.5in" fo:margin-right="0in" fo:margin-top="0in" fo:text-indent="-0.25in" loext:contextual-spacing="false" style:auto-text-indent="false"/>
    </style:style>
    <style:style style:class="list" style:display-name="List 2 Start" style:family="paragraph" style:name="List_20_2_20_Start" style:parent-style-name="List">
      <style:paragraph-properties fo:margin-bottom="0.0835in" fo:margin-left="0.5in" fo:margin-right="0in" fo:margin-top="0.1665in" fo:text-indent="-0.25in" loext:contextual-spacing="false" style:auto-text-indent="false"/>
    </style:style>
    <style:style style:class="list" style:display-name="List 1 Cont." style:family="paragraph" style:name="List_20_1_20_Cont." style:parent-style-name="List">
      <style:paragraph-properties fo:margin-bottom="0.0835in" fo:margin-left="0.25in" fo:margin-right="0in" fo:margin-top="0in" fo:text-indent="0in" loext:contextual-spacing="false" style:auto-text-indent="false"/>
    </style:style>
    <style:style style:class="list" style:display-name="List 1 End" style:family="paragraph" style:name="List_20_1_20_End" style:parent-style-name="List">
      <style:paragraph-properties fo:margin-bottom="0.1665in" fo:margin-left="0.25in" fo:margin-right="0in" fo:margin-top="0in" fo:text-indent="-0.25in" loext:contextual-spacing="false" style:auto-text-indent="false"/>
    </style:style>
    <style:style style:class="list" style:display-name="List 1" style:family="paragraph" style:name="List_20_1" style:parent-style-name="List">
      <style:paragraph-properties fo:margin-bottom="0.0835in" fo:margin-left="0.25in" fo:margin-right="0in" fo:margin-top="0in" fo:text-indent="-0.25in" loext:contextual-spacing="false" style:auto-text-indent="false"/>
    </style:style>
    <style:style style:class="list" style:display-name="List 1 Start" style:family="paragraph" style:name="List_20_1_20_Start" style:parent-style-name="List">
      <style:paragraph-properties fo:margin-bottom="0.0835in" fo:margin-left="0.25in" fo:margin-right="0in" fo:margin-top="0.1665in" fo:text-indent="-0.25in" loext:contextual-spacing="false" style:auto-text-indent="false"/>
    </style:style>
    <style:style style:class="list" style:display-name="Numbering 5 Cont." style:family="paragraph" style:name="Numbering_20_5_20_Cont." style:parent-style-name="List">
      <style:paragraph-properties fo:margin-bottom="0.0835in" fo:margin-left="1.25in" fo:margin-right="0in" fo:margin-top="0in" fo:text-indent="0in" loext:contextual-spacing="false" style:auto-text-indent="false"/>
    </style:style>
    <style:style style:class="list" style:display-name="Numbering 5 End" style:family="paragraph" style:name="Numbering_20_5_20_End" style:parent-style-name="List">
      <style:paragraph-properties fo:margin-bottom="0.1665in" fo:margin-left="1.25in" fo:margin-right="0in" fo:margin-top="0in" fo:text-indent="-0.25in" loext:contextual-spacing="false" style:auto-text-indent="false"/>
    </style:style>
    <style:style style:class="list" style:display-name="Numbering 5" style:family="paragraph" style:name="Numbering_20_5" style:parent-style-name="List">
      <style:paragraph-properties fo:margin-bottom="0.0835in" fo:margin-left="1.25in" fo:margin-right="0in" fo:margin-top="0in" fo:text-indent="-0.25in" loext:contextual-spacing="false" style:auto-text-indent="false"/>
    </style:style>
    <style:style style:class="list" style:display-name="Numbering 5 Start" style:family="paragraph" style:name="Numbering_20_5_20_Start" style:parent-style-name="List">
      <style:paragraph-properties fo:margin-bottom="0.0835in" fo:margin-left="1.25in" fo:margin-right="0in" fo:margin-top="0.1665in" fo:text-indent="-0.25in" loext:contextual-spacing="false" style:auto-text-indent="false"/>
    </style:style>
    <style:style style:class="list" style:display-name="Numbering 4 Cont." style:family="paragraph" style:name="Numbering_20_4_20_Cont." style:parent-style-name="List">
      <style:paragraph-properties fo:margin-bottom="0.0835in" fo:margin-left="1in" fo:margin-right="0in" fo:margin-top="0in" fo:text-indent="0in" loext:contextual-spacing="false" style:auto-text-indent="false"/>
    </style:style>
    <style:style style:class="list" style:display-name="Numbering 4 End" style:family="paragraph" style:name="Numbering_20_4_20_End" style:parent-style-name="List">
      <style:paragraph-properties fo:margin-bottom="0.1665in" fo:margin-left="1in" fo:margin-right="0in" fo:margin-top="0in" fo:text-indent="-0.25in" loext:contextual-spacing="false" style:auto-text-indent="false"/>
    </style:style>
    <style:style style:class="list" style:display-name="Numbering 4" style:family="paragraph" style:name="Numbering_20_4" style:parent-style-name="List">
      <style:paragraph-properties fo:margin-bottom="0.0835in" fo:margin-left="1in" fo:margin-right="0in" fo:margin-top="0in" fo:text-indent="-0.25in" loext:contextual-spacing="false" style:auto-text-indent="false"/>
    </style:style>
    <style:style style:class="list" style:display-name="Numbering 4 Start" style:family="paragraph" style:name="Numbering_20_4_20_Start" style:parent-style-name="List">
      <style:paragraph-properties fo:margin-bottom="0.0835in" fo:margin-left="1in" fo:margin-right="0in" fo:margin-top="0.1665in" fo:text-indent="-0.25in" loext:contextual-spacing="false" style:auto-text-indent="false"/>
    </style:style>
    <style:style style:class="list" style:display-name="Numbering 3 Cont." style:family="paragraph" style:name="Numbering_20_3_20_Cont." style:parent-style-name="List">
      <style:paragraph-properties fo:margin-bottom="0.0835in" fo:margin-left="0.75in" fo:margin-right="0in" fo:margin-top="0in" fo:text-indent="0in" loext:contextual-spacing="false" style:auto-text-indent="false"/>
    </style:style>
    <style:style style:class="list" style:display-name="Numbering 3 End" style:family="paragraph" style:name="Numbering_20_3_20_End" style:parent-style-name="List">
      <style:paragraph-properties fo:margin-bottom="0.1665in" fo:margin-left="0.75in" fo:margin-right="0in" fo:margin-top="0in" fo:text-indent="-0.25in" loext:contextual-spacing="false" style:auto-text-indent="false"/>
    </style:style>
    <style:style style:class="list" style:display-name="Numbering 3" style:family="paragraph" style:name="Numbering_20_3" style:parent-style-name="List">
      <style:paragraph-properties fo:margin-bottom="0.0835in" fo:margin-left="0.75in" fo:margin-right="0in" fo:margin-top="0in" fo:text-indent="-0.25in" loext:contextual-spacing="false" style:auto-text-indent="false"/>
    </style:style>
    <style:style style:class="list" style:display-name="Numbering 3 Start" style:family="paragraph" style:name="Numbering_20_3_20_Start" style:parent-style-name="List">
      <style:paragraph-properties fo:margin-bottom="0.0835in" fo:margin-left="0.75in" fo:margin-right="0in" fo:margin-top="0.1665in" fo:text-indent="-0.25in" loext:contextual-spacing="false" style:auto-text-indent="false"/>
    </style:style>
    <style:style style:class="list" style:display-name="Numbering 2 Cont." style:family="paragraph" style:name="Numbering_20_2_20_Cont." style:parent-style-name="List">
      <style:paragraph-properties fo:margin-bottom="0.0835in" fo:margin-left="0.5in" fo:margin-right="0in" fo:margin-top="0in" fo:text-indent="0in" loext:contextual-spacing="false" style:auto-text-indent="false"/>
    </style:style>
    <style:style style:class="list" style:display-name="Numbering 2 End" style:family="paragraph" style:name="Numbering_20_2_20_End" style:parent-style-name="List">
      <style:paragraph-properties fo:margin-bottom="0.1665in" fo:margin-left="0.5in" fo:margin-right="0in" fo:margin-top="0in" fo:text-indent="-0.25in" loext:contextual-spacing="false" style:auto-text-indent="false"/>
    </style:style>
    <style:style style:class="list" style:display-name="Numbering 2" style:family="paragraph" style:name="Numbering_20_2" style:parent-style-name="List">
      <style:paragraph-properties fo:margin-bottom="0.0835in" fo:margin-left="0.5in" fo:margin-right="0in" fo:margin-top="0in" fo:text-indent="-0.25in" loext:contextual-spacing="false" style:auto-text-indent="false"/>
    </style:style>
    <style:style style:class="list" style:display-name="Numbering 2 Start" style:family="paragraph" style:name="Numbering_20_2_20_Start" style:parent-style-name="List">
      <style:paragraph-properties fo:margin-bottom="0.0835in" fo:margin-left="0.5in" fo:margin-right="0in" fo:margin-top="0.1665in" fo:text-indent="-0.25in" loext:contextual-spacing="false" style:auto-text-indent="false"/>
    </style:style>
    <style:style style:class="list" style:display-name="Numbering 1 Cont." style:family="paragraph" style:name="Numbering_20_1_20_Cont." style:parent-style-name="List">
      <style:paragraph-properties fo:margin-bottom="0.0835in" fo:margin-left="0.25in" fo:margin-right="0in" fo:margin-top="0in" fo:text-indent="0in" loext:contextual-spacing="false" style:auto-text-indent="false"/>
    </style:style>
    <style:style style:class="list" style:display-name="Numbering 1 End" style:family="paragraph" style:name="Numbering_20_1_20_End" style:parent-style-name="List">
      <style:paragraph-properties fo:margin-bottom="0.1665in" fo:margin-left="0.25in" fo:margin-right="0in" fo:margin-top="0in" fo:text-indent="-0.25in" loext:contextual-spacing="false" style:auto-text-indent="false"/>
    </style:style>
    <style:style style:class="list" style:display-name="Numbering 1" style:family="paragraph" style:name="Numbering_20_1" style:parent-style-name="List">
      <style:paragraph-properties fo:margin-bottom="0.0835in" fo:margin-left="0.25in" fo:margin-right="0in" fo:margin-top="0in" fo:text-indent="-0.25in" loext:contextual-spacing="false" style:auto-text-indent="false"/>
    </style:style>
    <style:style style:class="list" style:display-name="Numbering 1 Start" style:family="paragraph" style:name="Numbering_20_1_20_Start" style:parent-style-name="List">
      <style:paragraph-properties fo:margin-bottom="0.0835in" fo:margin-left="0.25in" fo:margin-right="0in" fo:margin-top="0.1665in" fo:text-indent="-0.25in" loext:contextual-spacing="false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text" style:family="paragraph" style:name="Marginalia" style:parent-style-name="Text_20_body">
      <style:paragraph-properties fo:margin-left="1.5752in" fo:margin-right="0in" fo:text-indent="0in" style:auto-text-indent="false"/>
    </style:style>
    <style:style style:class="text" style:display-name="List Indent" style:family="paragraph" style:name="List_20_Indent" style:parent-style-name="Text_20_body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1965in" fo:margin-right="0in" fo:text-indent="0in" style:auto-text-indent="false"/>
    </style:style>
    <style:style style:class="text" style:display-name="Hanging indent" style:family="paragraph" style:name="Hanging_20_indent" style:parent-style-name="Text_20_body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class="text" style:display-name="First line indent" style:family="paragraph" style:name="First_20_line_20_indent" style:parent-style-name="Text_20_body">
      <style:paragraph-properties fo:margin-left="0in" fo:margin-right="0in" fo:text-indent="0.1965in" style:auto-text-indent="false"/>
    </style:style>
    <style:style style:class="text" style:default-outline-level="9" style:display-name="Heading 9" style:family="paragraph" style:list-style-name="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list-style-name="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list-style-name="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6" style:display-name="Heading 6" style:family="paragraph" style:list-style-name="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5" style:display-name="Heading 5" style:family="paragraph" style:list-style-name="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4" style:display-name="Heading 4" style:family="paragraph" style:list-style-name="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10" style:display-name="Heading 10" style:family="paragraph" style:list-style-name="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3" style:display-name="Heading 3" style:family="paragraph" style:list-style-name="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2" style:display-name="Heading 2" style:family="paragraph" style:list-style-name="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1" style:display-name="Heading 1" style:family="paragraph" style:list-style-name="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family="text" style:name="Teletype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family="text" style:name="Definition"/>
    <style:style style:family="text" style:name="Variable">
      <style:text-properties fo:font-style="italic" style:font-style-asian="italic" style:font-style-complex="italic"/>
    </style:style>
    <style:style style:display-name="User Entry" style:family="text" style:name="User_20_Entry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family="text" style:name="Example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display-name="Source Text" style:family="text" style:name="Source_20_Text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family="text" style:name="Citation">
      <style:text-properties fo:font-style="italic" style:font-style-asian="italic" style:font-style-complex="italic"/>
    </style:style>
    <style:style style:family="text" style:name="Emphasis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Endnote anchor" style:family="text" style:name="Endnote_20_ancho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Line numbering" style:family="text" style:name="Line_20_numbering"/>
    <style:style style:display-name="Endnote Symbol" style:family="text" style:name="Endnote_20_Symbol"/>
    <style:style style:display-name="Index Link" style:family="text" style:name="Index_20_Link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display-name="Visited Internet Link" style:family="text" style:name="Visited_20_Internet_20_Link">
      <style:text-properties fo:color="#80000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Bullet Symbols" style:family="text" style:name="Bullet_20_Symbols">
      <style:text-properties fo:font-family="OpenSymbol" style:font-family-asian="OpenSymbol" style:font-family-complex="OpenSymbol" style:font-name="OpenSymbol" style:font-name-asian="OpenSymbol" style:font-name-complex="OpenSymbol"/>
    </style:style>
    <style:style style:display-name="Drop Caps" style:family="text" style:name="Drop_20_Caps"/>
    <style:style style:display-name="Caption characters" style:family="text" style:name="Caption_20_characters"/>
    <style:style style:display-name="Page Number" style:family="text" style:name="Page_20_Number"/>
    <style:style style:display-name="Footnote Symbol" style:family="text" style:name="Footnote_20_Symbol"/>
    <style:style style:display-name="Numbering Symbols" style:family="text" style:name="Numbering_20_Symbols"/>
    <style:style style:family="graphic" style:name="Graphics">
      <style:graphic-properties draw:fill="none" draw:fill-color="#729fcf" draw:shadow-opacity="100%" fo:background-color="transparent" style:horizontal-pos="right" style:horizontal-rel="paragraph" style:shadow="none" style:vertical-pos="top" style:vertical-rel="baseline" svg:height="3.5547in" svg:width="3.5547in" svg:x="1.5689in" svg:y="-3.5547in" text:anchor-type="as-char">
        <style:columns fo:column-count="1" fo:column-gap="0in"/>
      </style:graphic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0.1965in" fo:text-indent="-0.1965in" text:label-followed-by="listtab" text:list-tab-stop-position="0.1965in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0.3937in" fo:text-indent="-0.1965in" text:label-followed-by="listtab" text:list-tab-stop-position="0.3937in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0.5902in" fo:text-indent="-0.1965in" text:label-followed-by="listtab" text:list-tab-stop-position="0.5902in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0.7874in" fo:text-indent="-0.1965in" text:label-followed-by="listtab" text:list-tab-stop-position="0.7874in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0.9839in" fo:text-indent="-0.1965in" text:label-followed-by="listtab" text:list-tab-stop-position="0.9839in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1.1811in" fo:text-indent="-0.1965in" text:label-followed-by="listtab" text:list-tab-stop-position="1.1811in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1.378in" fo:text-indent="-0.1965in" text:label-followed-by="listtab" text:list-tab-stop-position="1.378in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1.5752in" fo:text-indent="-0.1965in" text:label-followed-by="listtab" text:list-tab-stop-position="1.5752in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1.7717in" fo:text-indent="-0.1965in" text:label-followed-by="listtab" text:list-tab-stop-position="1.7717in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1.9689in" fo:text-indent="-0.1965in" text:label-followed-by="listtab" text:list-tab-stop-position="1.9689in"/>
        </style:list-level-properties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list-level-position-and-space-mode="label-alignment">
          <style:list-level-label-alignment fo:margin-left="0.1965in" fo:text-indent="-0.1965in" text:label-followed-by="listtab" text:list-tab-stop-position="0.1965in"/>
        </style:list-level-properties>
      </text:list-level-style-number>
      <text:list-level-style-number style:num-format="1" text:level="2" text:start-value="2" text:style-name="Numbering_20_Symbols">
        <style:list-level-properties text:list-level-position-and-space-mode="label-alignment">
          <style:list-level-label-alignment fo:margin-left="0.3929in" fo:text-indent="-0.1965in" text:label-followed-by="listtab" text:list-tab-stop-position="0.3929in"/>
        </style:list-level-properties>
      </text:list-level-style-number>
      <text:list-level-style-number style:num-format="1" text:level="3" text:start-value="3" text:style-name="Numbering_20_Symbols">
        <style:list-level-properties text:list-level-position-and-space-mode="label-alignment">
          <style:list-level-label-alignment fo:margin-left="0.7866in" fo:text-indent="-0.3937in" text:label-followed-by="listtab" text:list-tab-stop-position="0.7866in"/>
        </style:list-level-properties>
      </text:list-level-style-number>
      <text:list-level-style-number style:num-format="1" text:level="4" text:start-value="4" text:style-name="Numbering_20_Symbols">
        <style:list-level-properties text:list-level-position-and-space-mode="label-alignment">
          <style:list-level-label-alignment fo:margin-left="1.2791in" fo:text-indent="-0.4925in" text:label-followed-by="listtab" text:list-tab-stop-position="1.2791in"/>
        </style:list-level-properties>
      </text:list-level-style-number>
      <text:list-level-style-number style:num-format="1" text:level="5" text:start-value="5" text:style-name="Numbering_20_Symbols">
        <style:list-level-properties text:list-level-position-and-space-mode="label-alignment">
          <style:list-level-label-alignment fo:margin-left="1.8693in" fo:text-indent="-0.5902in" text:label-followed-by="listtab" text:list-tab-stop-position="1.8693in"/>
        </style:list-level-properties>
      </text:list-level-style-number>
      <text:list-level-style-number style:num-format="1" text:level="6" text:start-value="6" text:style-name="Numbering_20_Symbols">
        <style:list-level-properties text:list-level-position-and-space-mode="label-alignment">
          <style:list-level-label-alignment fo:margin-left="2.5783in" fo:text-indent="-0.7091in" text:label-followed-by="listtab" text:list-tab-stop-position="2.5783in"/>
        </style:list-level-properties>
      </text:list-level-style-number>
      <text:list-level-style-number style:num-format="1" text:level="7" text:start-value="7" text:style-name="Numbering_20_Symbols">
        <style:list-level-properties text:list-level-position-and-space-mode="label-alignment">
          <style:list-level-label-alignment fo:margin-left="3.4839in" fo:text-indent="-0.9055in" text:label-followed-by="listtab" text:list-tab-stop-position="3.4839in"/>
        </style:list-level-properties>
      </text:list-level-style-number>
      <text:list-level-style-number style:num-format="1" text:level="8" text:start-value="8" text:style-name="Numbering_20_Symbols">
        <style:list-level-properties text:list-level-position-and-space-mode="label-alignment">
          <style:list-level-label-alignment fo:margin-left="4.5075in" fo:text-indent="-1.0236in" text:label-followed-by="listtab" text:list-tab-stop-position="4.5075in"/>
        </style:list-level-properties>
      </text:list-level-style-number>
      <text:list-level-style-number style:num-format="1" text:level="9" text:start-value="9" text:style-name="Numbering_20_Symbols">
        <style:list-level-properties text:list-level-position-and-space-mode="label-alignment">
          <style:list-level-label-alignment fo:margin-left="5.6102in" fo:text-indent="-1.1028in" text:label-followed-by="listtab" text:list-tab-stop-position="5.6102in"/>
        </style:list-level-properties>
      </text:list-level-style-number>
      <text:list-level-style-number style:num-format="1" text:level="10" text:start-value="10" text:style-name="Numbering_20_Symbols">
        <style:list-level-properties text:list-level-position-and-space-mode="label-alignment">
          <style:list-level-label-alignment fo:margin-left="6.8311in" fo:text-indent="-1.2209in" text:label-followed-by="listtab" text:list-tab-stop-position="6.8311in"/>
        </style:list-level-properties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list-level-position-and-space-mode="label-alignment">
          <style:list-level-label-alignment fo:margin-left="1.1811in" fo:text-indent="-1.1811in" text:label-followed-by="listtab" text:list-tab-stop-position="1.1811in"/>
        </style:list-level-properties>
      </text:list-level-style-number>
      <text:list-level-style-number style:num-format="1" text:level="2" text:start-value="2" text:style-name="Numbering_20_Symbols">
        <style:list-level-properties text:list-level-position-and-space-mode="label-alignment">
          <style:list-level-label-alignment fo:margin-left="2.3626in" fo:text-indent="-1.1811in" text:label-followed-by="listtab" text:list-tab-stop-position="2.3626in"/>
        </style:list-level-properties>
      </text:list-level-style-number>
      <text:list-level-style-number style:num-format="1" text:level="3" text:start-value="3" text:style-name="Numbering_20_Symbols">
        <style:list-level-properties text:list-level-position-and-space-mode="label-alignment">
          <style:list-level-label-alignment fo:margin-left="3.5437in" fo:text-indent="-1.1811in" text:label-followed-by="listtab" text:list-tab-stop-position="3.5437in"/>
        </style:list-level-properties>
      </text:list-level-style-number>
      <text:list-level-style-number style:num-format="1" text:level="4" text:start-value="4" text:style-name="Numbering_20_Symbols">
        <style:list-level-properties text:list-level-position-and-space-mode="label-alignment">
          <style:list-level-label-alignment fo:margin-left="4.7252in" fo:text-indent="-1.1811in" text:label-followed-by="listtab" text:list-tab-stop-position="4.7252in"/>
        </style:list-level-properties>
      </text:list-level-style-number>
      <text:list-level-style-number style:num-format="1" text:level="5" text:start-value="5" text:style-name="Numbering_20_Symbols">
        <style:list-level-properties text:list-level-position-and-space-mode="label-alignment">
          <style:list-level-label-alignment fo:margin-left="5.9063in" fo:text-indent="-1.1811in" text:label-followed-by="listtab" text:list-tab-stop-position="5.9063in"/>
        </style:list-level-properties>
      </text:list-level-style-number>
      <text:list-level-style-number style:num-format="1" text:level="6" text:start-value="6" text:style-name="Numbering_20_Symbols">
        <style:list-level-properties text:list-level-position-and-space-mode="label-alignment">
          <style:list-level-label-alignment fo:margin-left="7.0874in" fo:text-indent="-1.1811in" text:label-followed-by="listtab" text:list-tab-stop-position="7.0874in"/>
        </style:list-level-properties>
      </text:list-level-style-number>
      <text:list-level-style-number style:num-format="1" text:level="7" text:start-value="7" text:style-name="Numbering_20_Symbols">
        <style:list-level-properties text:list-level-position-and-space-mode="label-alignment">
          <style:list-level-label-alignment fo:margin-left="8.2689in" fo:text-indent="-1.1811in" text:label-followed-by="listtab" text:list-tab-stop-position="8.2689in"/>
        </style:list-level-properties>
      </text:list-level-style-number>
      <text:list-level-style-number style:num-format="1" text:level="8" text:start-value="8" text:style-name="Numbering_20_Symbols">
        <style:list-level-properties text:list-level-position-and-space-mode="label-alignment">
          <style:list-level-label-alignment fo:margin-left="9.45in" fo:text-indent="-1.1811in" text:label-followed-by="listtab" text:list-tab-stop-position="9.45in"/>
        </style:list-level-properties>
      </text:list-level-style-number>
      <text:list-level-style-number style:num-format="1" text:level="9" text:start-value="9" text:style-name="Numbering_20_Symbols">
        <style:list-level-properties text:list-level-position-and-space-mode="label-alignment">
          <style:list-level-label-alignment fo:margin-left="10.6311in" fo:text-indent="-1.1811in" text:label-followed-by="listtab" text:list-tab-stop-position="10.6311in"/>
        </style:list-level-properties>
      </text:list-level-style-number>
      <text:list-level-style-number style:num-format="1" text:level="10" text:start-value="10" text:style-name="Numbering_20_Symbols">
        <style:list-level-properties text:list-level-position-and-space-mode="label-alignment">
          <style:list-level-label-alignment fo:margin-left="11.8126in" fo:text-indent="-1.1811in" text:label-followed-by="listtab" text:list-tab-stop-position="11.8126in"/>
        </style:list-level-properties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0.1965in" fo:text-indent="-0.1965in" text:label-followed-by="space"/>
        </style:list-level-properties>
      </text:list-level-style-number>
      <text:list-level-style-number style:num-format="I" style:num-suffix="." text:level="2" text:start-value="2" text:style-name="Numbering_20_Symbols">
        <style:list-level-properties text:list-level-position-and-space-mode="label-alignment">
          <style:list-level-label-alignment fo:margin-left="0.3937in" fo:text-indent="-0.1965in" text:label-followed-by="space"/>
        </style:list-level-properties>
      </text:list-level-style-number>
      <text:list-level-style-number style:num-format="I" style:num-suffix="." text:level="3" text:start-value="3" text:style-name="Numbering_20_Symbols">
        <style:list-level-properties text:list-level-position-and-space-mode="label-alignment">
          <style:list-level-label-alignment fo:margin-left="0.5902in" fo:text-indent="-0.1965in" text:label-followed-by="space"/>
        </style:list-level-properties>
      </text:list-level-style-number>
      <text:list-level-style-number style:num-format="I" style:num-suffix="." text:level="4" text:start-value="4" text:style-name="Numbering_20_Symbols">
        <style:list-level-properties text:list-level-position-and-space-mode="label-alignment">
          <style:list-level-label-alignment fo:margin-left="0.7874in" fo:text-indent="-0.1965in" text:label-followed-by="space"/>
        </style:list-level-properties>
      </text:list-level-style-number>
      <text:list-level-style-number style:num-format="I" style:num-suffix="." text:level="5" text:start-value="5" text:style-name="Numbering_20_Symbols">
        <style:list-level-properties text:list-level-position-and-space-mode="label-alignment">
          <style:list-level-label-alignment fo:margin-left="0.9839in" fo:text-indent="-0.1965in" text:label-followed-by="space"/>
        </style:list-level-properties>
      </text:list-level-style-number>
      <text:list-level-style-number style:num-format="I" style:num-suffix="." text:level="6" text:start-value="6" text:style-name="Numbering_20_Symbols">
        <style:list-level-properties text:list-level-position-and-space-mode="label-alignment">
          <style:list-level-label-alignment fo:margin-left="1.1811in" fo:text-indent="-0.1965in" text:label-followed-by="space"/>
        </style:list-level-properties>
      </text:list-level-style-number>
      <text:list-level-style-number style:num-format="I" style:num-suffix="." text:level="7" text:start-value="7" text:style-name="Numbering_20_Symbols">
        <style:list-level-properties text:list-level-position-and-space-mode="label-alignment">
          <style:list-level-label-alignment fo:margin-left="1.378in" fo:text-indent="-0.1965in" text:label-followed-by="space"/>
        </style:list-level-properties>
      </text:list-level-style-number>
      <text:list-level-style-number style:num-format="I" style:num-suffix="." text:level="8" text:start-value="8" text:style-name="Numbering_20_Symbols">
        <style:list-level-properties text:list-level-position-and-space-mode="label-alignment">
          <style:list-level-label-alignment fo:margin-left="1.5752in" fo:text-indent="-0.1965in" text:label-followed-by="space"/>
        </style:list-level-properties>
      </text:list-level-style-number>
      <text:list-level-style-number style:num-format="I" style:num-suffix="." text:level="9" text:start-value="9" text:style-name="Numbering_20_Symbols">
        <style:list-level-properties text:list-level-position-and-space-mode="label-alignment">
          <style:list-level-label-alignment fo:margin-left="1.7717in" fo:text-indent="-0.1965in" text:label-followed-by="space"/>
        </style:list-level-properties>
      </text:list-level-style-number>
      <text:list-level-style-number style:num-format="I" style:num-suffix="." text:level="10" text:start-value="10" text:style-name="Numbering_20_Symbols">
        <style:list-level-properties text:list-level-position-and-space-mode="label-alignment">
          <style:list-level-label-alignment fo:margin-left="1.9689in" fo:text-indent="-0.1965in" text:label-followed-by="space"/>
        </style:list-level-properties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0.1575in" fo:text-indent="-0.1575in" text:label-followed-by="listtab" text:list-tab-stop-position="0.1575in"/>
        </style:list-level-properties>
      </text:list-level-style-number>
      <text:list-level-style-number style:num-format="1" style:num-suffix="." text:display-levels="2" text:level="2" text:start-value="2" text:style-name="Numbering_20_Symbols">
        <style:list-level-properties text:list-level-position-and-space-mode="label-alignment">
          <style:list-level-label-alignment fo:margin-left="0.4335in" fo:text-indent="-0.2563in" text:label-followed-by="listtab" text:list-tab-stop-position="0.4335in"/>
        </style:list-level-properties>
      </text:list-level-style-number>
      <text:list-level-style-number style:num-format="a" style:num-suffix=")" text:level="3" text:start-value="3" text:style-name="Numbering_20_Symbols">
        <style:list-level-properties text:list-level-position-and-space-mode="label-alignment">
          <style:list-level-label-alignment fo:margin-left="0.6102in" fo:text-indent="-0.1772in" text:label-followed-by="listtab" text:list-tab-stop-position="0.6102in"/>
        </style:list-level-properties>
      </text:list-level-style-number>
      <text:list-level-style-bullet text:bullet-char="•" text:level="4" text:style-name="Numbering_20_Symbols">
        <style:list-level-properties text:list-level-position-and-space-mode="label-alignment">
          <style:list-level-label-alignment fo:margin-left="0.7874in" fo:text-indent="-0.1555in" text:label-followed-by="listtab" text:list-tab-stop-position="0.7874in"/>
        </style:list-level-properties>
        <style:text-properties style:font-name="OpenSymbol"/>
      </text:list-level-style-bullet>
      <text:list-level-style-bullet text:bullet-char="•" text:level="5" text:style-name="Numbering_20_Symbols">
        <style:list-level-properties text:list-level-position-and-space-mode="label-alignment">
          <style:list-level-label-alignment fo:margin-left="0.9429in" fo:text-indent="-0.1555in" text:label-followed-by="listtab" text:list-tab-stop-position="0.9429in"/>
        </style:list-level-properties>
        <style:text-properties style:font-name="OpenSymbol"/>
      </text:list-level-style-bullet>
      <text:list-level-style-bullet text:bullet-char="•" text:level="6" text:style-name="Numbering_20_Symbols">
        <style:list-level-properties text:list-level-position-and-space-mode="label-alignment">
          <style:list-level-label-alignment fo:margin-left="1.0984in" fo:text-indent="-0.1555in" text:label-followed-by="listtab" text:list-tab-stop-position="1.0984in"/>
        </style:list-level-properties>
        <style:text-properties style:font-name="OpenSymbol"/>
      </text:list-level-style-bullet>
      <text:list-level-style-bullet text:bullet-char="•" text:level="7" text:style-name="Numbering_20_Symbols">
        <style:list-level-properties text:list-level-position-and-space-mode="label-alignment">
          <style:list-level-label-alignment fo:margin-left="1.2543in" fo:text-indent="-0.1555in" text:label-followed-by="listtab" text:list-tab-stop-position="1.2543in"/>
        </style:list-level-properties>
        <style:text-properties style:font-name="OpenSymbol"/>
      </text:list-level-style-bullet>
      <text:list-level-style-bullet text:bullet-char="•" text:level="8" text:style-name="Numbering_20_Symbols">
        <style:list-level-properties text:list-level-position-and-space-mode="label-alignment">
          <style:list-level-label-alignment fo:margin-left="1.4098in" fo:text-indent="-0.1555in" text:label-followed-by="listtab" text:list-tab-stop-position="1.4098in"/>
        </style:list-level-properties>
        <style:text-properties style:font-name="OpenSymbol"/>
      </text:list-level-style-bullet>
      <text:list-level-style-bullet text:bullet-char="•" text:level="9" text:style-name="Numbering_20_Symbols">
        <style:list-level-properties text:list-level-position-and-space-mode="label-alignment">
          <style:list-level-label-alignment fo:margin-left="1.5654in" fo:text-indent="-0.1555in" text:label-followed-by="listtab" text:list-tab-stop-position="1.5654in"/>
        </style:list-level-properties>
        <style:text-properties style:font-name="OpenSymbol"/>
      </text:list-level-style-bullet>
      <text:list-level-style-bullet text:bullet-char="•" text:level="10" text:style-name="Numbering_20_Symbols">
        <style:list-level-properties text:list-level-position-and-space-mode="label-alignment">
          <style:list-level-label-alignment fo:margin-left="1.7209in" fo:text-indent="-0.1555in" text:label-followed-by="listtab" text:list-tab-stop-position="1.7209in"/>
        </style:list-level-properties>
        <style:text-properties style:font-name="Open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list-level-position-and-space-mode="label-alignment">
          <style:list-level-label-alignment fo:margin-left="0.1575in" fo:text-indent="-0.1575in" text:label-followed-by="listtab" text:list-tab-stop-position="0.1575in"/>
        </style:list-level-properties>
        <style:text-properties style:font-name="OpenSymbol"/>
      </text:list-level-style-bullet>
      <text:list-level-style-bullet text:bullet-char="•" text:level="2" text:style-name="Numbering_20_Symbols">
        <style:list-level-properties text:list-level-position-and-space-mode="label-alignment">
          <style:list-level-label-alignment fo:margin-left="0.3154in" fo:text-indent="-0.1575in" text:label-followed-by="listtab" text:list-tab-stop-position="0.3154in"/>
        </style:list-level-properties>
        <style:text-properties style:font-name="OpenSymbol"/>
      </text:list-level-style-bullet>
      <text:list-level-style-bullet text:bullet-char="•" text:level="3" text:style-name="Numbering_20_Symbols">
        <style:list-level-properties text:list-level-position-and-space-mode="label-alignment">
          <style:list-level-label-alignment fo:margin-left="0.472in" fo:text-indent="-0.1575in" text:label-followed-by="listtab" text:list-tab-stop-position="0.472in"/>
        </style:list-level-properties>
        <style:text-properties style:font-name="OpenSymbol"/>
      </text:list-level-style-bullet>
      <text:list-level-style-bullet text:bullet-char="•" text:level="4" text:style-name="Numbering_20_Symbols">
        <style:list-level-properties text:list-level-position-and-space-mode="label-alignment">
          <style:list-level-label-alignment fo:margin-left="0.6299in" fo:text-indent="-0.1575in" text:label-followed-by="listtab" text:list-tab-stop-position="0.6299in"/>
        </style:list-level-properties>
        <style:text-properties style:font-name="OpenSymbol"/>
      </text:list-level-style-bullet>
      <text:list-level-style-bullet text:bullet-char="•" text:level="5" text:style-name="Numbering_20_Symbols">
        <style:list-level-properties text:list-level-position-and-space-mode="label-alignment">
          <style:list-level-label-alignment fo:margin-left="0.7874in" fo:text-indent="-0.1575in" text:label-followed-by="listtab" text:list-tab-stop-position="0.7874in"/>
        </style:list-level-properties>
        <style:text-properties style:font-name="OpenSymbol"/>
      </text:list-level-style-bullet>
      <text:list-level-style-bullet text:bullet-char="•" text:level="6" text:style-name="Numbering_20_Symbols">
        <style:list-level-properties text:list-level-position-and-space-mode="label-alignment">
          <style:list-level-label-alignment fo:margin-left="0.9453in" fo:text-indent="-0.1575in" text:label-followed-by="listtab" text:list-tab-stop-position="0.9453in"/>
        </style:list-level-properties>
        <style:text-properties style:font-name="OpenSymbol"/>
      </text:list-level-style-bullet>
      <text:list-level-style-bullet text:bullet-char="•" text:level="7" text:style-name="Numbering_20_Symbols">
        <style:list-level-properties text:list-level-position-and-space-mode="label-alignment">
          <style:list-level-label-alignment fo:margin-left="1.102in" fo:text-indent="-0.1575in" text:label-followed-by="listtab" text:list-tab-stop-position="1.102in"/>
        </style:list-level-properties>
        <style:text-properties style:font-name="OpenSymbol"/>
      </text:list-level-style-bullet>
      <text:list-level-style-bullet text:bullet-char="•" text:level="8" text:style-name="Numbering_20_Symbols">
        <style:list-level-properties text:list-level-position-and-space-mode="label-alignment">
          <style:list-level-label-alignment fo:margin-left="1.2598in" fo:text-indent="-0.1575in" text:label-followed-by="listtab" text:list-tab-stop-position="1.2598in"/>
        </style:list-level-properties>
        <style:text-properties style:font-name="OpenSymbol"/>
      </text:list-level-style-bullet>
      <text:list-level-style-bullet text:bullet-char="•" text:level="9" text:style-name="Numbering_20_Symbols">
        <style:list-level-properties text:list-level-position-and-space-mode="label-alignment">
          <style:list-level-label-alignment fo:margin-left="1.4173in" fo:text-indent="-0.1575in" text:label-followed-by="listtab" text:list-tab-stop-position="1.4173in"/>
        </style:list-level-properties>
        <style:text-properties style:font-name="OpenSymbol"/>
      </text:list-level-style-bullet>
      <text:list-level-style-bullet text:bullet-char="•" text:level="10" text:style-name="Numbering_20_Symbols">
        <style:list-level-properties text:list-level-position-and-space-mode="label-alignment">
          <style:list-level-label-alignment fo:margin-left="1.5752in" fo:text-indent="-0.1575in" text:label-followed-by="listtab" text:list-tab-stop-position="1.5752in"/>
        </style:list-level-properties>
        <style:text-properties style:font-name="Open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alignment">
          <style:list-level-label-alignment fo:margin-left="0.1181in" fo:text-indent="-0.1181in" text:label-followed-by="listtab" text:list-tab-stop-position="0.1181in"/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alignment">
          <style:list-level-label-alignment fo:margin-left="0.2362in" fo:text-indent="-0.1181in" text:label-followed-by="listtab" text:list-tab-stop-position="0.2362in"/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alignment">
          <style:list-level-label-alignment fo:margin-left="0.3543in" fo:text-indent="-0.1181in" text:label-followed-by="listtab" text:list-tab-stop-position="0.3543in"/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alignment">
          <style:list-level-label-alignment fo:margin-left="0.472in" fo:text-indent="-0.1181in" text:label-followed-by="listtab" text:list-tab-stop-position="0.472in"/>
        </style:list-level-properties>
        <style:text-properties style:font-name="OpenSymbol"/>
      </text:list-level-style-bullet>
      <text:list-level-style-bullet text:bullet-char="–" text:level="5" text:style-name="Numbering_20_Symbols">
        <style:list-level-properties text:list-level-position-and-space-mode="label-alignment">
          <style:list-level-label-alignment fo:margin-left="0.5902in" fo:text-indent="-0.1181in" text:label-followed-by="listtab" text:list-tab-stop-position="0.5902in"/>
        </style:list-level-properties>
        <style:text-properties style:font-name="OpenSymbol"/>
      </text:list-level-style-bullet>
      <text:list-level-style-bullet text:bullet-char="–" text:level="6" text:style-name="Numbering_20_Symbols">
        <style:list-level-properties text:list-level-position-and-space-mode="label-alignment">
          <style:list-level-label-alignment fo:margin-left="0.7083in" fo:text-indent="-0.1181in" text:label-followed-by="listtab" text:list-tab-stop-position="0.7083in"/>
        </style:list-level-properties>
        <style:text-properties style:font-name="OpenSymbol"/>
      </text:list-level-style-bullet>
      <text:list-level-style-bullet text:bullet-char="–" text:level="7" text:style-name="Numbering_20_Symbols">
        <style:list-level-properties text:list-level-position-and-space-mode="label-alignment">
          <style:list-level-label-alignment fo:margin-left="0.8272in" fo:text-indent="-0.1181in" text:label-followed-by="listtab" text:list-tab-stop-position="0.8272in"/>
        </style:list-level-properties>
        <style:text-properties style:font-name="OpenSymbol"/>
      </text:list-level-style-bullet>
      <text:list-level-style-bullet text:bullet-char="–" text:level="8" text:style-name="Numbering_20_Symbols">
        <style:list-level-properties text:list-level-position-and-space-mode="label-alignment">
          <style:list-level-label-alignment fo:margin-left="0.9453in" fo:text-indent="-0.1181in" text:label-followed-by="listtab" text:list-tab-stop-position="0.9453in"/>
        </style:list-level-properties>
        <style:text-properties style:font-name="OpenSymbol"/>
      </text:list-level-style-bullet>
      <text:list-level-style-bullet text:bullet-char="–" text:level="9" text:style-name="Numbering_20_Symbols">
        <style:list-level-properties text:list-level-position-and-space-mode="label-alignment">
          <style:list-level-label-alignment fo:margin-left="1.0634in" fo:text-indent="-0.1181in" text:label-followed-by="listtab" text:list-tab-stop-position="1.0634in"/>
        </style:list-level-properties>
        <style:text-properties style:font-name="OpenSymbol"/>
      </text:list-level-style-bullet>
      <text:list-level-style-bullet text:bullet-char="–" text:level="10" text:style-name="Numbering_20_Symbols">
        <style:list-level-properties text:list-level-position-and-space-mode="label-alignment">
          <style:list-level-label-alignment fo:margin-left="1.1811in" fo:text-indent="-0.1181in" text:label-followed-by="listtab" text:list-tab-stop-position="1.1811in"/>
        </style:list-level-properties>
        <style:text-properties style:font-name="Open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2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3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4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5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6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7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8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9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10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list-level-position-and-space-mode="label-alignment">
          <style:list-level-label-alignment fo:margin-left="0.1575in" fo:text-indent="-0.1575in" text:label-followed-by="space"/>
        </style:list-level-properties>
        <style:text-properties style:font-name="OpenSymbol"/>
      </text:list-level-style-bullet>
      <text:list-level-style-bullet text:bullet-char="" text:level="2" text:style-name="Numbering_20_Symbols">
        <style:list-level-properties text:list-level-position-and-space-mode="label-alignment">
          <style:list-level-label-alignment fo:margin-left="0.3154in" fo:text-indent="-0.1575in" text:label-followed-by="space"/>
        </style:list-level-properties>
        <style:text-properties style:font-name="OpenSymbol"/>
      </text:list-level-style-bullet>
      <text:list-level-style-bullet text:bullet-char="" text:level="3" text:style-name="Numbering_20_Symbols">
        <style:list-level-properties text:list-level-position-and-space-mode="label-alignment">
          <style:list-level-label-alignment fo:margin-left="0.472in" fo:text-indent="-0.1575in" text:label-followed-by="space"/>
        </style:list-level-properties>
        <style:text-properties style:font-name="OpenSymbol"/>
      </text:list-level-style-bullet>
      <text:list-level-style-bullet text:bullet-char="" text:level="4" text:style-name="Numbering_20_Symbols">
        <style:list-level-properties text:list-level-position-and-space-mode="label-alignment">
          <style:list-level-label-alignment fo:margin-left="0.6299in" fo:text-indent="-0.1575in" text:label-followed-by="space"/>
        </style:list-level-properties>
        <style:text-properties style:font-name="OpenSymbol"/>
      </text:list-level-style-bullet>
      <text:list-level-style-bullet text:bullet-char="" text:level="5" text:style-name="Numbering_20_Symbols">
        <style:list-level-properties text:list-level-position-and-space-mode="label-alignment">
          <style:list-level-label-alignment fo:margin-left="0.7874in" fo:text-indent="-0.1575in" text:label-followed-by="space"/>
        </style:list-level-properties>
        <style:text-properties style:font-name="OpenSymbol"/>
      </text:list-level-style-bullet>
      <text:list-level-style-bullet text:bullet-char="" text:level="6" text:style-name="Numbering_20_Symbols">
        <style:list-level-properties text:list-level-position-and-space-mode="label-alignment">
          <style:list-level-label-alignment fo:margin-left="0.9453in" fo:text-indent="-0.1575in" text:label-followed-by="space"/>
        </style:list-level-properties>
        <style:text-properties style:font-name="OpenSymbol"/>
      </text:list-level-style-bullet>
      <text:list-level-style-bullet text:bullet-char="" text:level="7" text:style-name="Numbering_20_Symbols">
        <style:list-level-properties text:list-level-position-and-space-mode="label-alignment">
          <style:list-level-label-alignment fo:margin-left="1.102in" fo:text-indent="-0.1575in" text:label-followed-by="space"/>
        </style:list-level-properties>
        <style:text-properties style:font-name="OpenSymbol"/>
      </text:list-level-style-bullet>
      <text:list-level-style-bullet text:bullet-char="" text:level="8" text:style-name="Numbering_20_Symbols">
        <style:list-level-properties text:list-level-position-and-space-mode="label-alignment">
          <style:list-level-label-alignment fo:margin-left="1.2598in" fo:text-indent="-0.1575in" text:label-followed-by="space"/>
        </style:list-level-properties>
        <style:text-properties style:font-name="OpenSymbol"/>
      </text:list-level-style-bullet>
      <text:list-level-style-bullet text:bullet-char="" text:level="9" text:style-name="Numbering_20_Symbols">
        <style:list-level-properties text:list-level-position-and-space-mode="label-alignment">
          <style:list-level-label-alignment fo:margin-left="1.4173in" fo:text-indent="-0.1575in" text:label-followed-by="space"/>
        </style:list-level-properties>
        <style:text-properties style:font-name="OpenSymbol"/>
      </text:list-level-style-bullet>
      <text:list-level-style-bullet text:bullet-char="" text:level="10" text:style-name="Numbering_20_Symbols">
        <style:list-level-properties text:list-level-position-and-space-mode="label-alignment">
          <style:list-level-label-alignment fo:margin-left="1.5752in" fo:text-indent="-0.1575in" text:label-followed-by="space"/>
        </style:list-level-properties>
        <style:text-properties style:font-name="Open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list-level-position-and-space-mode="label-alignment">
          <style:list-level-label-alignment fo:margin-left="0.1575in" fo:text-indent="-0.1575in" text:label-followed-by="listtab" text:list-tab-stop-position="0.1575in"/>
        </style:list-level-properties>
        <style:text-properties style:font-name="OpenSymbol"/>
      </text:list-level-style-bullet>
      <text:list-level-style-bullet text:bullet-char="✗" text:level="2" text:style-name="Numbering_20_Symbols">
        <style:list-level-properties text:list-level-position-and-space-mode="label-alignment">
          <style:list-level-label-alignment fo:margin-left="0.3154in" fo:text-indent="-0.1575in" text:label-followed-by="listtab" text:list-tab-stop-position="0.3154in"/>
        </style:list-level-properties>
        <style:text-properties style:font-name="OpenSymbol"/>
      </text:list-level-style-bullet>
      <text:list-level-style-bullet text:bullet-char="✗" text:level="3" text:style-name="Numbering_20_Symbols">
        <style:list-level-properties text:list-level-position-and-space-mode="label-alignment">
          <style:list-level-label-alignment fo:margin-left="0.472in" fo:text-indent="-0.1575in" text:label-followed-by="listtab" text:list-tab-stop-position="0.472in"/>
        </style:list-level-properties>
        <style:text-properties style:font-name="OpenSymbol"/>
      </text:list-level-style-bullet>
      <text:list-level-style-bullet text:bullet-char="✗" text:level="4" text:style-name="Numbering_20_Symbols">
        <style:list-level-properties text:list-level-position-and-space-mode="label-alignment">
          <style:list-level-label-alignment fo:margin-left="0.6299in" fo:text-indent="-0.1575in" text:label-followed-by="listtab" text:list-tab-stop-position="0.6299in"/>
        </style:list-level-properties>
        <style:text-properties style:font-name="OpenSymbol"/>
      </text:list-level-style-bullet>
      <text:list-level-style-bullet text:bullet-char="✗" text:level="5" text:style-name="Numbering_20_Symbols">
        <style:list-level-properties text:list-level-position-and-space-mode="label-alignment">
          <style:list-level-label-alignment fo:margin-left="0.7874in" fo:text-indent="-0.1575in" text:label-followed-by="listtab" text:list-tab-stop-position="0.7874in"/>
        </style:list-level-properties>
        <style:text-properties style:font-name="OpenSymbol"/>
      </text:list-level-style-bullet>
      <text:list-level-style-bullet text:bullet-char="✗" text:level="6" text:style-name="Numbering_20_Symbols">
        <style:list-level-properties text:list-level-position-and-space-mode="label-alignment">
          <style:list-level-label-alignment fo:margin-left="0.9453in" fo:text-indent="-0.1575in" text:label-followed-by="listtab" text:list-tab-stop-position="0.9453in"/>
        </style:list-level-properties>
        <style:text-properties style:font-name="OpenSymbol"/>
      </text:list-level-style-bullet>
      <text:list-level-style-bullet text:bullet-char="✗" text:level="7" text:style-name="Numbering_20_Symbols">
        <style:list-level-properties text:list-level-position-and-space-mode="label-alignment">
          <style:list-level-label-alignment fo:margin-left="1.102in" fo:text-indent="-0.1575in" text:label-followed-by="listtab" text:list-tab-stop-position="1.102in"/>
        </style:list-level-properties>
        <style:text-properties style:font-name="OpenSymbol"/>
      </text:list-level-style-bullet>
      <text:list-level-style-bullet text:bullet-char="✗" text:level="8" text:style-name="Numbering_20_Symbols">
        <style:list-level-properties text:list-level-position-and-space-mode="label-alignment">
          <style:list-level-label-alignment fo:margin-left="1.2598in" fo:text-indent="-0.1575in" text:label-followed-by="listtab" text:list-tab-stop-position="1.2598in"/>
        </style:list-level-properties>
        <style:text-properties style:font-name="OpenSymbol"/>
      </text:list-level-style-bullet>
      <text:list-level-style-bullet text:bullet-char="✗" text:level="9" text:style-name="Numbering_20_Symbols">
        <style:list-level-properties text:list-level-position-and-space-mode="label-alignment">
          <style:list-level-label-alignment fo:margin-left="1.4173in" fo:text-indent="-0.1575in" text:label-followed-by="listtab" text:list-tab-stop-position="1.4173in"/>
        </style:list-level-properties>
        <style:text-properties style:font-name="OpenSymbol"/>
      </text:list-level-style-bullet>
      <text:list-level-style-bullet text:bullet-char="✗" text:level="10" text:style-name="Numbering_20_Symbols">
        <style:list-level-properties text:list-level-position-and-space-mode="label-alignment">
          <style:list-level-label-alignment fo:margin-left="1.5752in" fo:text-indent="-0.1575in" text:label-followed-by="listtab" text:list-tab-stop-position="1.5752in"/>
        </style:list-level-properties>
        <style:text-properties style:font-name="Open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dc="http://purl.org/dc/elements/1.1/" xmlns:grddl="http://www.w3.org/2003/g/data-view#" xmlns:loext="urn:org:documentfoundation:names:experimental:office:xmlns:loext:1.0" xmlns:meta="urn:oasis:names:tc:opendocument:xmlns:meta:1.0" xmlns:officeooo="http://openoffice.org/2009/office" xmlns:ooo="http://openoffice.org/2004/office" xmlns:xlink="http://www.w3.org/1999/xlink" office:version="1.2">
  <office:meta>
    <meta:creation-date>2020-04-10T00:00:00.000000000</meta:creation-date>
    <dc:date>2020-08-10T00:00:00.000000000</dc:date>
    <meta:editing-duration>PT50S</meta:editing-duration>
    <meta:editing-cycles>4</meta:editing-cycles>
    <meta:generator>LibreOfficeDev/5.4.4.2.0$Windows_X86_64 LibreOffice_project/f0365d85149f6fd2cde4548f2242222a97ffc637</meta:generator>
    <meta:document-statistic meta:character-count="1" meta:image-count="0" meta:non-whitespace-character-count="1" meta:object-count="1" meta:page-count="1" meta:paragraph-count="1" meta:table-count="0" meta:word-count="1"/>
  </office:meta>
</office:document-meta>
</file>

<file path=Components/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roman" style:font-pitch="variable" style:name="Segoe UI" svg:font-family="'Segoe UI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egoe UI1" svg:font-family="'Segoe UI'"/>
    <style:font-face style:font-family-generic="system" style:font-pitch="variable" style:name="Tahoma" svg:font-family="Tahoma"/>
  </office:font-face-decls>
  <office:automatic-styles>
    <style:style style:family="drawing-page" style:name="dp1"/>
    <style:style style:family="graphic" style:name="gr1" style:parent-style-name="standard">
      <style:graphic-properties draw:fill="solid" draw:fill-color="#ffffff" draw:stroke="none" draw:textarea-horizontal-align="center" draw:textarea-vertical-align="middle" fo:padding-bottom="0.137cm" fo:padding-left="0.262cm" fo:padding-right="0.262cm" fo:padding-top="0.137cm" svg:stroke-width="0.025cm"/>
    </style:style>
    <style:style style:family="graphic" style:name="gr2" style:parent-style-name="standard">
      <style:graphic-properties draw:fill="solid" draw:fill-color="#d3e8f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3" style:parent-style-name="standard">
      <style:graphic-properties draw:fill="none" draw:fill-color="#d3e8f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4" style:parent-style-name="Objekt_20_ohne_20_Füllung_20_und_20_Linie">
      <style:graphic-properties draw:blue="0%" draw:color-mode="standard" draw:contrast="0%" draw:gamma="100%" draw:green="0%" draw:image-opacity="100%" draw:luminance="0%" draw:red="0%" draw:textarea-vertical-align="middle" fo:clip="rect(0cm, 0cm, 0cm, 0cm)" style:mirror="none"/>
    </style:style>
    <style:style style:family="graphic" style:name="gr5" style:parent-style-name="standard">
      <style:graphic-properties draw:fill="solid" draw:fill-color="#60ff60" draw:stroke="none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6" style:parent-style-name="standard">
      <style:graphic-properties draw:fill="none" draw:fill-color="#60ff60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7" style:parent-style-name="standard">
      <style:graphic-properties draw:auto-grow-height="false" draw:auto-grow-width="false" draw:fill="none" draw:fill-color="#ffffff" draw:fit-to-size="true" draw:stroke="none" fo:min-height="0cm" fo:padding-bottom="0cm" fo:padding-left="0cm" fo:padding-right="0cm" fo:padding-top="0cm" style:shrink-to-fit="false"/>
    </style:style>
    <style:style style:family="graphic" style:name="gr8" style:parent-style-name="standard">
      <style:graphic-properties draw:fill="solid" draw:fill-color="#f7757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9" style:parent-style-name="standard">
      <style:graphic-properties draw:fill="none" draw:fill-color="#f7757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0" style:parent-style-name="standard">
      <style:graphic-properties draw:fill="solid" draw:fill-color="#8fe686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1" style:parent-style-name="standard">
      <style:graphic-properties draw:fill="none" draw:fill-color="#8fe686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2" style:parent-style-name="standard">
      <style:graphic-properties draw:fill="none" draw:fill-color="#60ff60" draw:stroke="solid" draw:stroke-linejoin="miter" draw:textarea-horizontal-align="center" draw:textarea-vertical-align="middle" fo:padding-bottom="0.15cm" fo:padding-left="0.275cm" fo:padding-right="0.275cm" fo:padding-top="0.15cm" svg:stroke-color="#60ff60" svg:stroke-width="0.05cm"/>
    </style:style>
    <style:style style:family="graphic" style:name="gr13" style:parent-style-name="standard">
      <style:graphic-properties draw:fill="solid" draw:fill-color="#ffffff" draw:stroke="none" draw:textarea-horizontal-align="center" draw:textarea-vertical-align="middle" fo:padding-bottom="0.137cm" fo:padding-left="0.262cm" fo:padding-right="0.262cm" fo:padding-top="0.137cm" svg:stroke-color="#000000" svg:stroke-width="0.025cm"/>
    </style:style>
    <style:style style:family="paragraph" style:name="P1">
      <loext:graphic-properties draw:fill="solid" draw:fill-color="#ffffff"/>
      <style:paragraph-properties fo:text-align="center"/>
    </style:style>
    <style:style style:family="paragraph" style:name="P2">
      <loext:graphic-properties draw:fill="solid" draw:fill-color="#d3e8f5"/>
      <style:paragraph-properties fo:text-align="center"/>
    </style:style>
    <style:style style:family="paragraph" style:name="P3">
      <loext:graphic-properties draw:fill="none" draw:fill-color="#d3e8f5"/>
      <style:paragraph-properties fo:text-align="center"/>
    </style:style>
    <style:style style:family="paragraph" style:name="P4">
      <style:paragraph-properties fo:text-align="center"/>
    </style:style>
    <style:style style:family="paragraph" style:name="P5">
      <loext:graphic-properties draw:fill="solid" draw:fill-color="#60ff60"/>
      <style:paragraph-properties fo:text-align="center"/>
    </style:style>
    <style:style style:family="paragraph" style:name="P6">
      <loext:graphic-properties draw:fill="none" draw:fill-color="#60ff60"/>
      <style:paragraph-properties fo:text-align="center"/>
    </style:style>
    <style:style style:family="paragraph" style:name="P7">
      <style:text-properties fo:color="#000000" loext:opacity="100%" style:font-name="Arial" style:font-name-asian="Arial1"/>
    </style:style>
    <style:style style:family="paragraph" style:name="P8">
      <loext:graphic-properties draw:fill="none" draw:fill-color="#ffffff"/>
      <style:text-properties fo:color="#000000" loext:opacity="100%" style:font-name="Arial" style:font-name-asian="Arial1"/>
    </style:style>
    <style:style style:family="paragraph" style:name="P9">
      <loext:graphic-properties draw:fill="solid" draw:fill-color="#f77575"/>
      <style:paragraph-properties fo:text-align="center"/>
    </style:style>
    <style:style style:family="paragraph" style:name="P10">
      <loext:graphic-properties draw:fill="none" draw:fill-color="#f77575"/>
      <style:paragraph-properties fo:text-align="center"/>
    </style:style>
    <style:style style:family="paragraph" style:name="P11">
      <loext:graphic-properties draw:fill="solid" draw:fill-color="#8fe686"/>
      <style:paragraph-properties fo:text-align="center"/>
    </style:style>
    <style:style style:family="paragraph" style:name="P12">
      <loext:graphic-properties draw:fill="none" draw:fill-color="#8fe686"/>
      <style:paragraph-properties fo:text-align="center"/>
    </style:style>
    <style:style style:family="paragraph" style:name="P13">
      <style:text-properties fo:color="#000000" loext:opacity="100%" style:font-name="Segoe UI" style:font-name-asian="Segoe UI1"/>
    </style:style>
    <style:style style:family="paragraph" style:name="P14">
      <loext:graphic-properties draw:fill="none" draw:fill-color="#ffffff"/>
      <style:text-properties fo:color="#000000" loext:opacity="100%" style:font-name="Segoe UI" style:font-name-asian="Segoe UI1"/>
    </style:style>
    <text:list-style style:name="L1">
      <text:list-level-style-bullet text:bullet-char="●" text:level="1">
        <style:list-level-properties text:min-label-width="0.6cm"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body>
    <office:drawing>
      <draw:page draw:master-page-name="Standard" draw:name="page1" draw:style-name="dp1">
        <draw:rect draw:layer="layout" draw:style-name="gr1" draw:text-style-name="P1" svg:height="8.3cm" svg:width="13.05cm" svg:x="4.182cm" svg:y="0cm">
          <text:p/>
        </draw:rect>
        <draw:rect draw:layer="layout" draw:style-name="gr2" draw:text-style-name="P2" svg:height="1.5cm" svg:width="3cm" svg:x="4.682cm" svg:y="2cm">
          <text:p/>
        </draw:rect>
        <draw:rect draw:layer="layout" draw:style-name="gr3" draw:text-style-name="P3" svg:height="1.5cm" svg:width="3cm" svg:x="4.682cm" svg:y="2cm">
          <text:p/>
        </draw:rect>
        <draw:frame draw:layer="layout" draw:style-name="gr4" draw:text-style-name="P4" svg:height="0.4cm" svg:width="0.4cm" svg:x="7.181cm" svg:y="2.125cm">
          <draw:image xlink:actuate="onLoad" xlink:href="Pictures/100002010000001000000010E0B46BCFA24715FE.png" xlink:show="embed" xlink:type="simple">
            <text:p/>
          </draw:image>
        </draw:frame>
        <draw:rect draw:layer="layout" draw:style-name="gr5" draw:text-style-name="P5" svg:height="0.45cm" svg:width="0.45cm" svg:x="7.706cm" svg:y="2.775cm">
          <text:p/>
        </draw:rect>
        <draw:rect draw:layer="layout" draw:style-name="gr6" draw:text-style-name="P6" svg:height="0.475cm" svg:width="0.475cm" svg:x="7.706cm" svg:y="2.775cm">
          <text:p/>
        </draw:rect>
        <draw:rect draw:layer="layout" draw:style-name="gr5" draw:text-style-name="P5" svg:height="0.45cm" svg:width="0.45cm" svg:x="7.706cm" svg:y="2.275cm">
          <text:p/>
        </draw:rect>
        <draw:rect draw:layer="layout" draw:style-name="gr6" draw:text-style-name="P6" svg:height="0.475cm" svg:width="0.475cm" svg:x="7.706cm" svg:y="2.275cm">
          <text:p/>
        </draw:rect>
        <draw:frame draw:layer="layout" draw:style-name="gr7" draw:text-style-name="P8" svg:height="0.325cm" svg:width="0.95cm" svg:x="4.882cm" svg:y="2.125cm">
          <draw:text-box>
            <text:p text:style-name="P7">XXXXXX</text:p>
          </draw:text-box>
        </draw:frame>
        <draw:rect draw:layer="layout" draw:style-name="gr8" draw:text-style-name="P9" svg:height="1.5cm" svg:width="3cm" svg:x="13.682cm" svg:y="0.5cm">
          <text:p/>
        </draw:rect>
        <draw:rect draw:layer="layout" draw:style-name="gr9" draw:text-style-name="P10" svg:height="1.5cm" svg:width="3cm" svg:x="13.682cm" svg:y="0.5cm">
          <text:p/>
        </draw:rect>
        <draw:frame draw:layer="layout" draw:style-name="gr4" draw:text-style-name="P4" svg:height="0.4cm" svg:width="0.4cm" svg:x="16.182cm" svg:y="0.625cm">
          <draw:image xlink:actuate="onLoad" xlink:href="Pictures/100002010000001000000010EBFD3DB7DD130181.png" xlink:show="embed" xlink:type="simple">
            <text:p/>
          </draw:image>
        </draw:frame>
        <draw:rect draw:layer="layout" draw:style-name="gr5" draw:text-style-name="P5" svg:height="0.45cm" svg:width="0.45cm" svg:x="13.207cm" svg:y="1.275cm">
          <text:p/>
        </draw:rect>
        <draw:rect draw:layer="layout" draw:style-name="gr6" draw:text-style-name="P6" svg:height="0.475cm" svg:width="0.475cm" svg:x="13.207cm" svg:y="1.275cm">
          <text:p/>
        </draw:rect>
        <draw:frame draw:layer="layout" draw:style-name="gr7" draw:text-style-name="P8" svg:height="0.325cm" svg:width="1.325cm" svg:x="13.882cm" svg:y="0.625cm">
          <draw:text-box>
            <text:p text:style-name="P7">XXXXXXXXXX</text:p>
          </draw:text-box>
        </draw:frame>
        <draw:rect draw:layer="layout" draw:style-name="gr10" draw:text-style-name="P11" svg:height="1.5cm" svg:width="3cm" svg:x="11.932cm" svg:y="6.25cm">
          <text:p/>
        </draw:rect>
        <draw:rect draw:layer="layout" draw:style-name="gr11" draw:text-style-name="P12" svg:height="1.5cm" svg:width="3cm" svg:x="11.932cm" svg:y="6.25cm">
          <text:p/>
        </draw:rect>
        <draw:frame draw:layer="layout" draw:style-name="gr4" draw:text-style-name="P4" svg:height="0.4cm" svg:width="0.4cm" svg:x="14.432cm" svg:y="6.375cm">
          <draw:image xlink:actuate="onLoad" xlink:href="Pictures/10000201000000100000001028A79F4812265802.png" xlink:show="embed" xlink:type="simple">
            <text:p/>
          </draw:image>
        </draw:frame>
        <draw:rect draw:layer="layout" draw:style-name="gr5" draw:text-style-name="P5" svg:height="0.45cm" svg:width="0.45cm" svg:x="11.457cm" svg:y="7.025cm">
          <text:p/>
        </draw:rect>
        <draw:rect draw:layer="layout" draw:style-name="gr6" draw:text-style-name="P6" svg:height="0.475cm" svg:width="0.475cm" svg:x="11.457cm" svg:y="7.025cm">
          <text:p/>
        </draw:rect>
        <draw:frame draw:layer="layout" draw:style-name="gr7" draw:text-style-name="P8" svg:height="0.325cm" svg:width="1.175cm" svg:x="12.132cm" svg:y="6.375cm">
          <draw:text-box>
            <text:p text:style-name="P7">XXXXXXXX</text:p>
          </draw:text-box>
        </draw:frame>
        <draw:polyline draw:layer="layout" draw:points="0,0 126,0 1626,0 1626,4250 3126,4250 3251,4250" draw:style-name="gr12" draw:text-style-name="P6" svg:height="4.249cm" svg:viewBox="0 0 3251 4250" svg:width="3.25cm" svg:x="8.181cm" svg:y="3cm">
          <text:p/>
        </draw:polyline>
        <draw:polyline draw:layer="layout" draw:points="0,1000 126,1000 4001,1000 4001,0 4876,0 5001,0" draw:style-name="gr12" draw:text-style-name="P6" svg:height="0.999cm" svg:viewBox="0 0 5001 1000" svg:width="5cm" svg:x="8.181cm" svg:y="1.5cm">
          <text:p/>
        </draw:polyline>
        <draw:frame draw:layer="layout" draw:style-name="gr7" draw:text-style-name="P14" svg:height="0.375cm" svg:width="2.25cm" svg:x="5.307cm" svg:y="2.8cm">
          <draw:text-box>
            <text:p text:style-name="P13">--- : XXXXXXXXXXX</text:p>
          </draw:text-box>
        </draw:frame>
        <draw:frame draw:layer="layout" draw:style-name="gr7" draw:text-style-name="P14" svg:height="0.375cm" svg:width="2.25cm" svg:x="5.307cm" svg:y="2.3cm">
          <draw:text-box>
            <text:p text:style-name="P13">--- : XXXXXXXXXXX</text:p>
          </draw:text-box>
        </draw:frame>
        <draw:frame draw:layer="layout" draw:style-name="gr7" draw:text-style-name="P14" svg:height="0.375cm" svg:width="2.7cm" svg:x="13.807cm" svg:y="1.3cm">
          <draw:text-box>
            <text:p text:style-name="P13">--- : XXXXXXXXXXXXXXX</text:p>
          </draw:text-box>
        </draw:frame>
        <draw:frame draw:layer="layout" draw:style-name="gr7" draw:text-style-name="P14" svg:height="0.375cm" svg:width="2.45cm" svg:x="12.057cm" svg:y="7.05cm">
          <draw:text-box>
            <text:p text:style-name="P13">--- : XXXXXXXXXXXXX</text:p>
          </draw:text-box>
        </draw:frame>
        <draw:rect draw:layer="layout" draw:style-name="gr13" draw:text-style-name="P1" draw:transform="rotate (1.5707963267949) translate (9.632cm 5.525cm)" svg:height="0.35cm" svg:width="2.5cm">
          <text:p/>
        </draw:rect>
        <draw:frame draw:layer="layout" draw:style-name="gr7" draw:text-style-name="P14" draw:transform="rotate (1.5707963267949) translate (9.607cm 5.45cm)" svg:height="0.375cm" svg:width="2.375cm">
          <draw:text-box>
            <text:p text:style-name="P13">--- : XXXXXXXXXXXX:</text:p>
          </draw:text-box>
        </draw:frame>
        <draw:rect draw:layer="layout" draw:style-name="gr13" draw:text-style-name="P1" svg:height="0.35cm" svg:width="2.5cm" svg:x="8.307cm" svg:y="2.325cm">
          <text:p/>
        </draw:rect>
        <draw:frame draw:layer="layout" draw:style-name="gr7" draw:text-style-name="P14" svg:height="0.375cm" svg:width="2.375cm" svg:x="8.382cm" svg:y="2.3cm">
          <draw:text-box>
            <text:p text:style-name="P13">--- : XXXXXXXXXXXX:</text:p>
          </draw:text-box>
        </draw:frame>
        <draw:frame draw:layer="layout" draw:style-name="gr4" draw:text-style-name="P4" svg:height="0.133cm" svg:width="1.069cm" svg:x="20.32cm" svg:y="0cm">
          <draw:image xlink:actuate="onLoad" xlink:href="Pictures/10000201000004640000008C9FD9FEDC7F091F5F.png" xlink:show="embed" xlink:type="simple">
            <text:p/>
          </draw:image>
        </draw:frame>
      </draw:page>
    </office:drawing>
  </office:body>
</office:document-content>
</file>

<file path=Components/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roman" style:font-pitch="variable" style:name="Segoe UI" svg:font-family="'Segoe UI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egoe UI1" svg:font-family="'Segoe UI'"/>
    <style:font-face style:font-family-generic="system" style:font-pitch="variable" style:name="Tahoma" svg:font-family="Tahoma"/>
  </office:font-face-decls>
  <office:styles>
    <draw:marker draw:name="Arrow" svg:d="M10 0l-10 30h20z" svg:viewBox="0 0 20 30"/>
    <style:default-style style:family="graphic">
      <style:graphic-properties draw:fill-color="#729fcf" fo:wrap-option="no-wrap" svg:stroke-color="#3465a4"/>
      <style:paragraph-properties style:font-independent-line-spacing="false" style:line-break="strict" style:punctuation-wrap="simple" style:text-autospace="ideograph-alpha">
        <style:tab-stops/>
      </style:paragraph-properties>
      <style:text-properties fo:country="DE" fo:font-size="24pt" fo:language="de" loext:opacity="0%" style:country-asian="CN" style:country-complex="IN" style:font-name="Liberation Serif" style:font-name-asian="Segoe UI1" style:font-name-complex="Tahoma" style:font-size-asian="24pt" style:font-size-complex="24pt" style:language-asian="zh" style:language-complex="hi" style:use-window-font-color="true"/>
    </style:default-style>
    <style:style style:family="graphic" style:name="standard">
      <style:graphic-properties draw:fill="solid" draw:fill-color="#729fcf" draw:marker-end-center="false" draw:marker-end-width="0.2cm" draw:marker-start-center="false" draw:marker-start-width="0.2cm" draw:shadow="hidden" draw:shadow-color="#808080" draw:shadow-offset-x="0.2cm" draw:shadow-offset-y="0.2cm" draw:stroke="solid" draw:textarea-horizontal-align="justify" fo:padding-bottom="0.125cm" fo:padding-left="0.25cm" fo:padding-right="0.25cm" fo:padding-top="0.125cm" svg:stroke-color="#3465a4" svg:stroke-width="0cm">
        <text:list-style style:name="standard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'Liberation Sans'" fo:font-size="18pt" fo:font-style="normal" fo:font-variant="normal" fo:font-weight="normal" fo:text-shadow="none" fo:text-transform="none" loext:opacity="0%" style:font-family-asian="'Microsoft YaHei'" style:font-family-complex="'Lucida Sans'" style:font-family-generic="roman" style:font-family-generic-asian="system" style:font-family-generic-complex="system" style:font-name="Liberation Sans" style:font-name-asian="Microsoft YaHei" style:font-name-complex="Lucida Sans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2cm" draw:shadow-offset-y="0.2cm"/>
    </style:style>
    <style:style style:family="graphic" style:name="objectwithoutfill" style:parent-style-name="standard">
      <style:graphic-properties draw:fill="none" svg:stroke-color="#000000"/>
    </style:style>
    <style:style style:display-name="Objekt ohne Füllung und Linie" style:family="graphic" style:name="Objekt_20_ohne_20_Füllung_20_und_20_Linie" style:parent-style-name="standard">
      <style:graphic-properties draw:fill="none" draw:stroke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/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/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 svg:stroke-color="#000000"/>
      <style:text-properties fo:font-size="12pt"/>
    </style:style>
  </office:styles>
  <office:automatic-styles>
    <style:page-layout style:name="PM0">
      <style:page-layout-properties fo:margin-bottom="0cm" fo:margin-left="0cm" fo:margin-right="0cm" fo:margin-top="0cm" fo:page-height="27.939cm" fo:page-width="21.589cm" style:print-orientation="portrait"/>
    </style:page-layout>
    <style:style style:family="drawing-page" style:name="Mdp1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Mdp1" style:name="Standard" style:page-layout-name="PM0"/>
  </office:master-styles>
</office:document-styles>
</file>

<file path=Components_1/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drawing-page" style:name="dp1"/>
    <style:style style:family="graphic" style:name="gr1" style:parent-style-name="standard">
      <style:graphic-properties draw:fill="solid" draw:fill-color="#ffffff" draw:stroke="none" draw:textarea-horizontal-align="center" draw:textarea-vertical-align="middle" fo:padding-bottom="0.137cm" fo:padding-left="0.262cm" fo:padding-right="0.262cm" fo:padding-top="0.137cm" svg:stroke-width="0.025cm"/>
    </style:style>
    <style:style style:family="graphic" style:name="gr2" style:parent-style-name="standard">
      <style:graphic-properties draw:fill="solid" draw:fill-color="#f7757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3" style:parent-style-name="standard">
      <style:graphic-properties draw:fill="none" draw:fill-color="#f7757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4" style:parent-style-name="Objekt_20_ohne_20_Füllung_20_und_20_Linie">
      <style:graphic-properties draw:blue="0%" draw:color-mode="standard" draw:contrast="0%" draw:gamma="100%" draw:green="0%" draw:image-opacity="100%" draw:luminance="0%" draw:red="0%" draw:textarea-vertical-align="middle" fo:clip="rect(0cm, 0cm, 0cm, 0cm)" style:mirror="none"/>
    </style:style>
    <style:style style:family="graphic" style:name="gr5" style:parent-style-name="standard">
      <style:graphic-properties draw:fill="solid" draw:fill-color="#60ff60" draw:stroke="none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6" style:parent-style-name="standard">
      <style:graphic-properties draw:fill="none" draw:fill-color="#60ff60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7" style:parent-style-name="standard">
      <style:graphic-properties draw:auto-grow-height="false" draw:auto-grow-width="false" draw:fill="none" draw:fill-color="#ffffff" draw:fit-to-size="true" draw:stroke="none" fo:min-height="0cm" fo:padding-bottom="0cm" fo:padding-left="0cm" fo:padding-right="0cm" fo:padding-top="0cm" style:shrink-to-fit="false"/>
    </style:style>
    <style:style style:family="graphic" style:name="gr8" style:parent-style-name="standard">
      <style:graphic-properties draw:fill="solid" draw:fill-color="#d3e8f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9" style:parent-style-name="standard">
      <style:graphic-properties draw:fill="none" draw:fill-color="#d3e8f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0" style:parent-style-name="standard">
      <style:graphic-properties draw:fill="solid" draw:fill-color="#8fe686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1" style:parent-style-name="standard">
      <style:graphic-properties draw:fill="none" draw:fill-color="#8fe686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2" style:parent-style-name="standard">
      <style:graphic-properties draw:fill="none" draw:fill-color="#00b400" draw:stroke="solid" draw:stroke-linejoin="miter" draw:textarea-horizontal-align="center" draw:textarea-vertical-align="middle" fo:padding-bottom="0.15cm" fo:padding-left="0.275cm" fo:padding-right="0.275cm" fo:padding-top="0.15cm" svg:stroke-color="#00b400" svg:stroke-width="0.05cm"/>
    </style:style>
    <style:style style:family="paragraph" style:name="P1">
      <loext:graphic-properties draw:fill="solid" draw:fill-color="#ffffff"/>
      <style:paragraph-properties fo:text-align="center"/>
    </style:style>
    <style:style style:family="paragraph" style:name="P2">
      <loext:graphic-properties draw:fill="solid" draw:fill-color="#f77575"/>
      <style:paragraph-properties fo:text-align="center"/>
    </style:style>
    <style:style style:family="paragraph" style:name="P3">
      <loext:graphic-properties draw:fill="none" draw:fill-color="#f77575"/>
      <style:paragraph-properties fo:text-align="center"/>
    </style:style>
    <style:style style:family="paragraph" style:name="P4">
      <style:paragraph-properties fo:text-align="center"/>
    </style:style>
    <style:style style:family="paragraph" style:name="P5">
      <loext:graphic-properties draw:fill="solid" draw:fill-color="#60ff60"/>
      <style:paragraph-properties fo:text-align="center"/>
    </style:style>
    <style:style style:family="paragraph" style:name="P6">
      <loext:graphic-properties draw:fill="none" draw:fill-color="#60ff60"/>
      <style:paragraph-properties fo:text-align="center"/>
    </style:style>
    <style:style style:family="paragraph" style:name="P7">
      <style:text-properties fo:color="#000000" loext:opacity="100%" style:font-name="Arial" style:font-name-asian="Arial1"/>
    </style:style>
    <style:style style:family="paragraph" style:name="P8">
      <loext:graphic-properties draw:fill="none" draw:fill-color="#ffffff"/>
      <style:text-properties fo:color="#000000" loext:opacity="100%" style:font-name="Arial" style:font-name-asian="Arial1"/>
    </style:style>
    <style:style style:family="paragraph" style:name="P9">
      <loext:graphic-properties draw:fill="solid" draw:fill-color="#d3e8f5"/>
      <style:paragraph-properties fo:text-align="center"/>
    </style:style>
    <style:style style:family="paragraph" style:name="P10">
      <loext:graphic-properties draw:fill="none" draw:fill-color="#d3e8f5"/>
      <style:paragraph-properties fo:text-align="center"/>
    </style:style>
    <style:style style:family="paragraph" style:name="P11">
      <loext:graphic-properties draw:fill="solid" draw:fill-color="#8fe686"/>
      <style:paragraph-properties fo:text-align="center"/>
    </style:style>
    <style:style style:family="paragraph" style:name="P12">
      <loext:graphic-properties draw:fill="none" draw:fill-color="#8fe686"/>
      <style:paragraph-properties fo:text-align="center"/>
    </style:style>
    <style:style style:family="paragraph" style:name="P13">
      <loext:graphic-properties draw:fill="none" draw:fill-color="#00b400"/>
      <style:paragraph-properties fo:text-align="center"/>
    </style:style>
    <text:list-style style:name="L1">
      <text:list-level-style-bullet text:bullet-char="●" text:level="1">
        <style:list-level-properties text:min-label-width="0.6cm"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body>
    <office:drawing>
      <draw:page draw:master-page-name="Standard" draw:name="page1" draw:style-name="dp1">
        <draw:rect draw:layer="layout" draw:style-name="gr1" draw:text-style-name="P1" svg:height="5.2cm" svg:width="11.05cm" svg:x="5.182cm" svg:y="0cm">
          <text:p/>
        </draw:rect>
        <draw:rect draw:layer="layout" draw:style-name="gr2" draw:text-style-name="P2" svg:height="2.5cm" svg:width="2.5cm" svg:x="10.182cm" svg:y="2.65cm">
          <text:p/>
        </draw:rect>
        <draw:rect draw:layer="layout" draw:style-name="gr3" draw:text-style-name="P3" svg:height="2.5cm" svg:width="2.5cm" svg:x="10.182cm" svg:y="2.65cm">
          <text:p/>
        </draw:rect>
        <draw:frame draw:layer="layout" draw:style-name="gr4" draw:text-style-name="P4" svg:height="0.4cm" svg:width="0.4cm" svg:x="12.207cm" svg:y="2.75cm">
          <draw:image xlink:actuate="onLoad" xlink:href="Pictures/100002010000001000000010EBFD3DB7DD130181.png" xlink:show="embed" xlink:type="simple">
            <text:p/>
          </draw:image>
        </draw:frame>
        <draw:rect draw:layer="layout" draw:style-name="gr5" draw:text-style-name="P5" svg:height="0.5cm" svg:width="0.5cm" svg:x="10.182cm" svg:y="2.65cm">
          <text:p/>
        </draw:rect>
        <draw:rect draw:layer="layout" draw:style-name="gr6" draw:text-style-name="P6" svg:height="0.5cm" svg:width="0.5cm" svg:x="10.182cm" svg:y="2.65cm">
          <text:p/>
        </draw:rect>
        <draw:frame draw:layer="layout" draw:style-name="gr4" draw:text-style-name="P4" svg:height="0.4cm" svg:width="0.4cm" svg:x="10.232cm" svg:y="2.7cm">
          <draw:image xlink:actuate="onLoad" xlink:href="Pictures/100002010000001000000010001F4925E635EAA4.png" xlink:show="embed" xlink:type="simple">
            <text:p/>
          </draw:image>
        </draw:frame>
        <draw:frame draw:layer="layout" draw:style-name="gr7" draw:text-style-name="P8" svg:height="0.325cm" svg:width="1.325cm" svg:x="10.257cm" svg:y="2.65cm">
          <draw:text-box>
            <text:p text:style-name="P7">Xxxxxxxxxx</text:p>
          </draw:text-box>
        </draw:frame>
        <draw:rect draw:layer="layout" draw:style-name="gr8" draw:text-style-name="P9" svg:height="2.5cm" svg:width="2.5cm" svg:x="5.182cm" svg:y="0.15cm">
          <text:p/>
        </draw:rect>
        <draw:rect draw:layer="layout" draw:style-name="gr9" draw:text-style-name="P10" svg:height="2.5cm" svg:width="2.5cm" svg:x="5.182cm" svg:y="0.15cm">
          <text:p/>
        </draw:rect>
        <draw:frame draw:layer="layout" draw:style-name="gr4" draw:text-style-name="P4" svg:height="0.4cm" svg:width="0.4cm" svg:x="7.206cm" svg:y="0.25cm">
          <draw:image xlink:actuate="onLoad" xlink:href="Pictures/100002010000001000000010E0B46BCFA24715FE.png" xlink:show="embed" xlink:type="simple">
            <text:p/>
          </draw:image>
        </draw:frame>
        <draw:rect draw:layer="layout" draw:style-name="gr5" draw:text-style-name="P5" svg:height="0.5cm" svg:width="0.5cm" svg:x="7.181cm" svg:y="0.9cm">
          <text:p/>
        </draw:rect>
        <draw:rect draw:layer="layout" draw:style-name="gr6" draw:text-style-name="P6" svg:height="0.5cm" svg:width="0.5cm" svg:x="7.181cm" svg:y="0.9cm">
          <text:p/>
        </draw:rect>
        <draw:frame draw:layer="layout" draw:style-name="gr4" draw:text-style-name="P4" svg:height="0.4cm" svg:width="0.4cm" svg:x="7.231cm" svg:y="0.95cm">
          <draw:image xlink:actuate="onLoad" xlink:href="Pictures/100002010000001000000010001F4925E635EAA4.png" xlink:show="embed" xlink:type="simple">
            <text:p/>
          </draw:image>
        </draw:frame>
        <draw:rect draw:layer="layout" draw:style-name="gr5" draw:text-style-name="P5" svg:height="0.5cm" svg:width="0.5cm" svg:x="7.181cm" svg:y="1.9cm">
          <text:p/>
        </draw:rect>
        <draw:rect draw:layer="layout" draw:style-name="gr6" draw:text-style-name="P6" svg:height="0.5cm" svg:width="0.5cm" svg:x="7.181cm" svg:y="1.9cm">
          <text:p/>
        </draw:rect>
        <draw:frame draw:layer="layout" draw:style-name="gr4" draw:text-style-name="P4" svg:height="0.4cm" svg:width="0.4cm" svg:x="7.231cm" svg:y="1.95cm">
          <draw:image xlink:actuate="onLoad" xlink:href="Pictures/100002010000001000000010001F4925E635EAA4.png" xlink:show="embed" xlink:type="simple">
            <text:p/>
          </draw:image>
        </draw:frame>
        <draw:frame draw:layer="layout" draw:style-name="gr7" draw:text-style-name="P8" svg:height="0.325cm" svg:width="0.95cm" svg:x="5.257cm" svg:y="0.15cm">
          <draw:text-box>
            <text:p text:style-name="P7">XXXXXX</text:p>
          </draw:text-box>
        </draw:frame>
        <draw:rect draw:layer="layout" draw:style-name="gr10" draw:text-style-name="P11" svg:height="2.5cm" svg:width="2.5cm" svg:x="13.682cm" svg:y="0.15cm">
          <text:p/>
        </draw:rect>
        <draw:rect draw:layer="layout" draw:style-name="gr11" draw:text-style-name="P12" svg:height="2.5cm" svg:width="2.5cm" svg:x="13.682cm" svg:y="0.15cm">
          <text:p/>
        </draw:rect>
        <draw:frame draw:layer="layout" draw:style-name="gr4" draw:text-style-name="P4" svg:height="0.4cm" svg:width="0.4cm" svg:x="15.707cm" svg:y="0.25cm">
          <draw:image xlink:actuate="onLoad" xlink:href="Pictures/10000201000000100000001028A79F4812265802.png" xlink:show="embed" xlink:type="simple">
            <text:p/>
          </draw:image>
        </draw:frame>
        <draw:rect draw:layer="layout" draw:style-name="gr5" draw:text-style-name="P5" svg:height="0.5cm" svg:width="0.5cm" svg:x="13.682cm" svg:y="0.15cm">
          <text:p/>
        </draw:rect>
        <draw:rect draw:layer="layout" draw:style-name="gr6" draw:text-style-name="P6" svg:height="0.5cm" svg:width="0.5cm" svg:x="13.682cm" svg:y="0.15cm">
          <text:p/>
        </draw:rect>
        <draw:frame draw:layer="layout" draw:style-name="gr4" draw:text-style-name="P4" svg:height="0.4cm" svg:width="0.4cm" svg:x="13.732cm" svg:y="0.2cm">
          <draw:image xlink:actuate="onLoad" xlink:href="Pictures/100002010000001000000010001F4925E635EAA4.png" xlink:show="embed" xlink:type="simple">
            <text:p/>
          </draw:image>
        </draw:frame>
        <draw:frame draw:layer="layout" draw:style-name="gr7" draw:text-style-name="P8" svg:height="0.325cm" svg:width="1.175cm" svg:x="13.757cm" svg:y="0.15cm">
          <draw:text-box>
            <text:p text:style-name="P7">XXXXXXXX</text:p>
          </draw:text-box>
        </draw:frame>
        <draw:polyline draw:layer="layout" draw:points="6001,0 1376,0 1376,750 0,750" draw:style-name="gr12" draw:text-style-name="P13" svg:height="0.749cm" svg:viewBox="0 0 6001 750" svg:width="6cm" svg:x="7.681cm" svg:y="0.4cm">
          <text:p/>
        </draw:polyline>
        <draw:polyline draw:layer="layout" draw:points="2501,625 1376,625 1376,0 0,0" draw:style-name="gr12" draw:text-style-name="P13" svg:height="0.624cm" svg:viewBox="0 0 2501 625" svg:width="2.5cm" svg:x="7.681cm" svg:y="2.275cm">
          <text:p/>
        </draw:polyline>
        <draw:frame draw:layer="layout" draw:style-name="gr4" draw:text-style-name="P4" svg:height="0.133cm" svg:width="1.069cm" svg:x="20.32cm" svg:y="0cm">
          <draw:image xlink:actuate="onLoad" xlink:href="Pictures/10000201000004640000008C9FD9FEDC7F091F5F.png" xlink:show="embed" xlink:type="simple">
            <text:p/>
          </draw:image>
        </draw:frame>
      </draw:page>
    </office:drawing>
  </office:body>
</office:document-content>
</file>

<file path=Components_1/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draw:marker draw:name="Arrow" svg:d="M10 0l-10 30h20z" svg:viewBox="0 0 20 30"/>
    <style:default-style style:family="graphic">
      <style:graphic-properties draw:fill-color="#729fcf" fo:wrap-option="no-wrap" svg:stroke-color="#3465a4"/>
      <style:paragraph-properties style:font-independent-line-spacing="false" style:line-break="strict" style:punctuation-wrap="simple" style:text-autospace="ideograph-alpha">
        <style:tab-stops/>
      </style:paragraph-properties>
      <style:text-properties fo:country="DE" fo:font-size="24pt" fo:language="de" loext:opacity="0%" style:country-asian="CN" style:country-complex="IN" style:font-name="Liberation Serif" style:font-name-asian="Segoe UI" style:font-name-complex="Tahoma" style:font-size-asian="24pt" style:font-size-complex="24pt" style:language-asian="zh" style:language-complex="hi" style:use-window-font-color="true"/>
    </style:default-style>
    <style:style style:family="graphic" style:name="standard">
      <style:graphic-properties draw:fill="solid" draw:fill-color="#729fcf" draw:marker-end-center="false" draw:marker-end-width="0.2cm" draw:marker-start-center="false" draw:marker-start-width="0.2cm" draw:shadow="hidden" draw:shadow-color="#808080" draw:shadow-offset-x="0.2cm" draw:shadow-offset-y="0.2cm" draw:stroke="solid" draw:textarea-horizontal-align="justify" fo:padding-bottom="0.125cm" fo:padding-left="0.25cm" fo:padding-right="0.25cm" fo:padding-top="0.125cm" svg:stroke-color="#3465a4" svg:stroke-width="0cm">
        <text:list-style style:name="standard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'Liberation Sans'" fo:font-size="18pt" fo:font-style="normal" fo:font-variant="normal" fo:font-weight="normal" fo:text-shadow="none" fo:text-transform="none" loext:opacity="0%" style:font-family-asian="'Microsoft YaHei'" style:font-family-complex="'Lucida Sans'" style:font-family-generic="roman" style:font-family-generic-asian="system" style:font-family-generic-complex="system" style:font-name="Liberation Sans" style:font-name-asian="Microsoft YaHei" style:font-name-complex="Lucida Sans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2cm" draw:shadow-offset-y="0.2cm"/>
    </style:style>
    <style:style style:family="graphic" style:name="objectwithoutfill" style:parent-style-name="standard">
      <style:graphic-properties draw:fill="none" svg:stroke-color="#000000"/>
    </style:style>
    <style:style style:display-name="Objekt ohne Füllung und Linie" style:family="graphic" style:name="Objekt_20_ohne_20_Füllung_20_und_20_Linie" style:parent-style-name="standard">
      <style:graphic-properties draw:fill="none" draw:stroke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/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/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 svg:stroke-color="#000000"/>
      <style:text-properties fo:font-size="12pt"/>
    </style:style>
  </office:styles>
  <office:automatic-styles>
    <style:page-layout style:name="PM0">
      <style:page-layout-properties fo:margin-bottom="0cm" fo:margin-left="0cm" fo:margin-right="0cm" fo:margin-top="0cm" fo:page-height="27.939cm" fo:page-width="21.589cm" style:print-orientation="portrait"/>
    </style:page-layout>
    <style:style style:family="drawing-page" style:name="Mdp1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Mdp1" style:name="Standard" style:page-layout-name="PM0"/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533cm" svg:height="0.533cm" svg:x="-0.001cm" svg:y="0.001cm">
          <draw:image xlink:href="Pictures/10000000000000400000004005F09308CB18EC14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533cm" svg:height="0.533cm" svg:x="-0.001cm" svg:y="0.001cm">
          <draw:image xlink:href="Pictures/10000000000000400000004005F09308CB18EC14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